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7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S3-1_gpu" table:style-name="ta1">
        <table:shapes>
          <draw:frame draw:z-index="0" draw:style-name="gr1" draw:text-style-name="P1" svg:width="159.99mm" svg:height="89.99mm" svg:x="9.68mm" svg:y="72.93mm">
            <loext:p draw:notify-on-update-of-ranges="'PS3-1_gpu'.A3:'PS3-1_gpu'.A38 'PS3-1_gpu'.R2:'PS3-1_gpu'.R2 'PS3-1_gpu'.R3:'PS3-1_gpu'.R33 'PS3-1_gpu'.S2:'PS3-1_gpu'.S2 'PS3-1_gpu'.S3:'PS3-1_gpu'.S33 'PS3-1_gpu'.T2:'PS3-1_gpu'.T2 'PS3-1_gpu'.T3:'PS3-1_gpu'.T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89mm" svg:height="90.01mm" svg:x="175.82mm" svg:y="73.14mm">
            <loext:p draw:notify-on-update-of-ranges="'PS3-1_gpu'.A3:'PS3-1_gpu'.A33 'PS3-1_gpu'.L2:'PS3-1_gpu'.L2 'PS3-1_gpu'.L3:'PS3-1_gpu'.L33 'PS3-1_gpu'.M2:'PS3-1_gpu'.M2 'PS3-1_gpu'.M3:'PS3-1_gpu'.M33 'PS3-1_gpu'.N2:'PS3-1_gpu'.N2 'PS3-1_gpu'.N3:'PS3-1_gpu'.N33 'PS3-1_gpu'.O2:'PS3-1_gpu'.O2 'PS3-1_gpu'.O3:'PS3-1_gpu'.O33 'PS3-1_gpu'.P2:'PS3-1_gpu'.P2 'PS3-1_gpu'.P3:'PS3-1_gpu'.P33 'PS3-1_gpu'.Q2:'PS3-1_gpu'.Q2 'PS3-1_gpu'.Q3:'PS3-1_gpu'.Q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tmp</text:p>
          </table:table-cell>
          <table:table-cell office:value-type="string" calcext:value-type="string">
            <text:p>read tmp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6384" calcext:value-type="float">
            <text:p>0,6384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008" calcext:value-type="float">
            <text:p>0,095008</text:p>
          </table:table-cell>
          <table:table-cell office:value-type="float" office:value="0.075264" calcext:value-type="float">
            <text:p>0,075264</text:p>
          </table:table-cell>
          <table:table-cell office:value-type="float" office:value="0" calcext:value-type="float">
            <text:p>0</text:p>
          </table:table-cell>
          <table:table-cell table:formula="of:=[.D3]+[.F3]+[.H3]" office:value-type="float" office:value="0.076288" calcext:value-type="float">
            <text:p>0,076288</text:p>
          </table:table-cell>
          <table:table-cell table:formula="of:=[.E3]+[.G3]+[.I3]" office:value-type="float" office:value="0.095008" calcext:value-type="float">
            <text:p>0,095008</text:p>
          </table:table-cell>
          <table:table-cell table:formula="of:=[.J3]" office:value-type="float" office:value="0.076288" calcext:value-type="float">
            <text:p>0,076288</text:p>
          </table:table-cell>
          <table:table-cell table:formula="of:=[.K3]" office:value-type="float" office:value="0.095008" calcext:value-type="float">
            <text:p>0,095008</text:p>
          </table:table-cell>
          <table:table-cell table:formula="of:=[.J4]" office:value-type="float" office:value="0.73392" calcext:value-type="float">
            <text:p>0,73392</text:p>
          </table:table-cell>
          <table:table-cell table:formula="of:=[.K4]" office:value-type="float" office:value="0.952576" calcext:value-type="float">
            <text:p>0,952576</text:p>
          </table:table-cell>
          <table:table-cell table:formula="of:=[.J5]" office:value-type="float" office:value="7.42579" calcext:value-type="float">
            <text:p>7,42579</text:p>
          </table:table-cell>
          <table:table-cell table:formula="of:=[.K5]" office:value-type="float" office:value="9.37552" calcext:value-type="float">
            <text:p>9,37552</text:p>
          </table:table-cell>
          <table:table-cell table:formula="of:=[.C3]" office:value-type="float" office:value="0.6384" calcext:value-type="float">
            <text:p>0,6384</text:p>
          </table:table-cell>
          <table:table-cell table:formula="of:=[.C4]" office:value-type="float" office:value="7.17648" calcext:value-type="float">
            <text:p>7,17648</text:p>
          </table:table-cell>
          <table:table-cell table:formula="of:=[.C5]" office:value-type="float" office:value="58.9271" calcext:value-type="float">
            <text:p>58,9271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7.17648" calcext:value-type="float">
            <text:p>7,17648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952576" calcext:value-type="float">
            <text:p>0,952576</text:p>
          </table:table-cell>
          <table:table-cell office:value-type="float" office:value="0.731872" calcext:value-type="float">
            <text:p>0,731872</text:p>
          </table:table-cell>
          <table:table-cell office:value-type="float" office:value="0" calcext:value-type="float">
            <text:p>0</text:p>
          </table:table-cell>
          <table:table-cell table:formula="of:=[.D4]+[.F4]+[.H4]" office:value-type="float" office:value="0.73392" calcext:value-type="float">
            <text:p>0,73392</text:p>
          </table:table-cell>
          <table:table-cell table:formula="of:=[.E4]+[.G4]+[.I4]" office:value-type="float" office:value="0.952576" calcext:value-type="float">
            <text:p>0,95257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58.9271" calcext:value-type="float">
            <text:p>58,9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9.37552" calcext:value-type="float">
            <text:p>9,37552</text:p>
          </table:table-cell>
          <table:table-cell office:value-type="float" office:value="7.42483" calcext:value-type="float">
            <text:p>7,42483</text:p>
          </table:table-cell>
          <table:table-cell office:value-type="float" office:value="0" calcext:value-type="float">
            <text:p>0</text:p>
          </table:table-cell>
          <table:table-cell table:formula="of:=[.D5]+[.F5]+[.H5]" office:value-type="float" office:value="7.42579" calcext:value-type="float">
            <text:p>7,42579</text:p>
          </table:table-cell>
          <table:table-cell table:formula="of:=[.E5]+[.G5]+[.I5]" office:value-type="float" office:value="9.37552" calcext:value-type="float">
            <text:p>9,37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59.4186" calcext:value-type="float">
            <text:p>59,4186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92608" calcext:value-type="float">
            <text:p>0,092608</text:p>
          </table:table-cell>
          <table:table-cell office:value-type="float" office:value="0.075488" calcext:value-type="float">
            <text:p>0,075488</text:p>
          </table:table-cell>
          <table:table-cell office:value-type="float" office:value="0" calcext:value-type="float">
            <text:p>0</text:p>
          </table:table-cell>
          <table:table-cell table:formula="of:=[.D6]+[.F6]+[.H6]" office:value-type="float" office:value="0.077536" calcext:value-type="float">
            <text:p>0,077536</text:p>
          </table:table-cell>
          <table:table-cell table:formula="of:=[.E6]+[.G6]+[.I6]" office:value-type="float" office:value="0.092608" calcext:value-type="float">
            <text:p>0,092608</text:p>
          </table:table-cell>
          <table:table-cell table:formula="of:=[.J6]" office:value-type="float" office:value="0.077536" calcext:value-type="float">
            <text:p>0,077536</text:p>
          </table:table-cell>
          <table:table-cell table:formula="of:=[.K6]" office:value-type="float" office:value="0.092608" calcext:value-type="float">
            <text:p>0,092608</text:p>
          </table:table-cell>
          <table:table-cell table:formula="of:=[.J7]" office:value-type="float" office:value="0.770048" calcext:value-type="float">
            <text:p>0,770048</text:p>
          </table:table-cell>
          <table:table-cell table:formula="of:=[.K7]" office:value-type="float" office:value="0.939072" calcext:value-type="float">
            <text:p>0,939072</text:p>
          </table:table-cell>
          <table:table-cell table:formula="of:=[.J8]" office:value-type="float" office:value="7.592544" calcext:value-type="float">
            <text:p>7,592544</text:p>
          </table:table-cell>
          <table:table-cell table:formula="of:=[.K8]" office:value-type="float" office:value="9.45466" calcext:value-type="float">
            <text:p>9,45466</text:p>
          </table:table-cell>
          <table:table-cell table:formula="of:=[.C6]" office:value-type="float" office:value="59.4186" calcext:value-type="float">
            <text:p>59,4186</text:p>
          </table:table-cell>
          <table:table-cell table:formula="of:=[.C7]" office:value-type="float" office:value="64.4186" calcext:value-type="float">
            <text:p>64,4186</text:p>
          </table:table-cell>
          <table:table-cell table:formula="of:=[.C8]" office:value-type="float" office:value="113.846" calcext:value-type="float">
            <text:p>113,846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64.4186" calcext:value-type="float">
            <text:p>64,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939072" calcext:value-type="float">
            <text:p>0,939072</text:p>
          </table:table-cell>
          <table:table-cell office:value-type="float" office:value="0.769024" calcext:value-type="float">
            <text:p>0,769024</text:p>
          </table:table-cell>
          <table:table-cell office:value-type="float" office:value="0" calcext:value-type="float">
            <text:p>0</text:p>
          </table:table-cell>
          <table:table-cell table:formula="of:=[.D7]+[.F7]+[.H7]" office:value-type="float" office:value="0.770048" calcext:value-type="float">
            <text:p>0,770048</text:p>
          </table:table-cell>
          <table:table-cell table:formula="of:=[.E7]+[.G7]+[.I7]" office:value-type="float" office:value="0.939072" calcext:value-type="float">
            <text:p>0,93907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113.846" calcext:value-type="float">
            <text:p>113,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9.45466" calcext:value-type="float">
            <text:p>9,45466</text:p>
          </table:table-cell>
          <table:table-cell office:value-type="float" office:value="7.59152" calcext:value-type="float">
            <text:p>7,59152</text:p>
          </table:table-cell>
          <table:table-cell office:value-type="float" office:value="0" calcext:value-type="float">
            <text:p>0</text:p>
          </table:table-cell>
          <table:table-cell table:formula="of:=[.D8]+[.F8]+[.H8]" office:value-type="float" office:value="7.592544" calcext:value-type="float">
            <text:p>7,592544</text:p>
          </table:table-cell>
          <table:table-cell table:formula="of:=[.E8]+[.G8]+[.I8]" office:value-type="float" office:value="9.45466" calcext:value-type="float">
            <text:p>9,45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114.362" calcext:value-type="float">
            <text:p>114,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99072" calcext:value-type="float">
            <text:p>0,099072</text:p>
          </table:table-cell>
          <table:table-cell office:value-type="float" office:value="0.077024" calcext:value-type="float">
            <text:p>0,077024</text:p>
          </table:table-cell>
          <table:table-cell office:value-type="float" office:value="0" calcext:value-type="float">
            <text:p>0</text:p>
          </table:table-cell>
          <table:table-cell table:formula="of:=[.D9]+[.F9]+[.H9]" office:value-type="float" office:value="0.078048" calcext:value-type="float">
            <text:p>0,078048</text:p>
          </table:table-cell>
          <table:table-cell table:formula="of:=[.E9]+[.G9]+[.I9]" office:value-type="float" office:value="0.099072" calcext:value-type="float">
            <text:p>0,099072</text:p>
          </table:table-cell>
          <table:table-cell table:formula="of:=[.J9]" office:value-type="float" office:value="0.078048" calcext:value-type="float">
            <text:p>0,078048</text:p>
          </table:table-cell>
          <table:table-cell table:formula="of:=[.K9]" office:value-type="float" office:value="0.099072" calcext:value-type="float">
            <text:p>0,099072</text:p>
          </table:table-cell>
          <table:table-cell table:formula="of:=[.J10]" office:value-type="float" office:value="0.827456" calcext:value-type="float">
            <text:p>0,827456</text:p>
          </table:table-cell>
          <table:table-cell table:formula="of:=[.K10]" office:value-type="float" office:value="0.97264" calcext:value-type="float">
            <text:p>0,97264</text:p>
          </table:table-cell>
          <table:table-cell table:formula="of:=[.J11]" office:value-type="float" office:value="8.275134" calcext:value-type="float">
            <text:p>8,275134</text:p>
          </table:table-cell>
          <table:table-cell table:formula="of:=[.K11]" office:value-type="float" office:value="9.65312" calcext:value-type="float">
            <text:p>9,65312</text:p>
          </table:table-cell>
          <table:table-cell table:formula="of:=[.C9]" office:value-type="float" office:value="114.362" calcext:value-type="float">
            <text:p>114,362</text:p>
          </table:table-cell>
          <table:table-cell table:formula="of:=[.C10]" office:value-type="float" office:value="119.524" calcext:value-type="float">
            <text:p>119,524</text:p>
          </table:table-cell>
          <table:table-cell table:formula="of:=[.C11]" office:value-type="float" office:value="171.047" calcext:value-type="float">
            <text:p>171,047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119.524" calcext:value-type="float">
            <text:p>119,524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264" calcext:value-type="float">
            <text:p>0,97264</text:p>
          </table:table-cell>
          <table:table-cell office:value-type="float" office:value="0.826432" calcext:value-type="float">
            <text:p>0,826432</text:p>
          </table:table-cell>
          <table:table-cell office:value-type="float" office:value="0" calcext:value-type="float">
            <text:p>0</text:p>
          </table:table-cell>
          <table:table-cell table:formula="of:=[.D10]+[.F10]+[.H10]" office:value-type="float" office:value="0.827456" calcext:value-type="float">
            <text:p>0,827456</text:p>
          </table:table-cell>
          <table:table-cell table:formula="of:=[.E10]+[.G10]+[.I10]" office:value-type="float" office:value="0.97264" calcext:value-type="float">
            <text:p>0,9726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171.047" calcext:value-type="float">
            <text:p>171,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9.65312" calcext:value-type="float">
            <text:p>9,65312</text:p>
          </table:table-cell>
          <table:table-cell office:value-type="float" office:value="8.27411" calcext:value-type="float">
            <text:p>8,27411</text:p>
          </table:table-cell>
          <table:table-cell office:value-type="float" office:value="0" calcext:value-type="float">
            <text:p>0</text:p>
          </table:table-cell>
          <table:table-cell table:formula="of:=[.D11]+[.F11]+[.H11]" office:value-type="float" office:value="8.275134" calcext:value-type="float">
            <text:p>8,275134</text:p>
          </table:table-cell>
          <table:table-cell table:formula="of:=[.E11]+[.G11]+[.I11]" office:value-type="float" office:value="9.65312" calcext:value-type="float">
            <text:p>9,653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171.603" calcext:value-type="float">
            <text:p>171,603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107008" calcext:value-type="float">
            <text:p>0,107008</text:p>
          </table:table-cell>
          <table:table-cell office:value-type="float" office:value="0.10848" calcext:value-type="float">
            <text:p>0,10848</text:p>
          </table:table-cell>
          <table:table-cell office:value-type="float" office:value="0" calcext:value-type="float">
            <text:p>0</text:p>
          </table:table-cell>
          <table:table-cell table:formula="of:=[.D12]+[.F12]+[.H12]" office:value-type="float" office:value="0.110528" calcext:value-type="float">
            <text:p>0,110528</text:p>
          </table:table-cell>
          <table:table-cell table:formula="of:=[.E12]+[.G12]+[.I12]" office:value-type="float" office:value="0.107008" calcext:value-type="float">
            <text:p>0,107008</text:p>
          </table:table-cell>
          <table:table-cell table:formula="of:=[.J12]" office:value-type="float" office:value="0.110528" calcext:value-type="float">
            <text:p>0,110528</text:p>
          </table:table-cell>
          <table:table-cell table:formula="of:=[.K12]" office:value-type="float" office:value="0.107008" calcext:value-type="float">
            <text:p>0,107008</text:p>
          </table:table-cell>
          <table:table-cell table:formula="of:=[.J13]" office:value-type="float" office:value="1.085698" calcext:value-type="float">
            <text:p>1,085698</text:p>
          </table:table-cell>
          <table:table-cell table:formula="of:=[.K13]" office:value-type="float" office:value="1.06646" calcext:value-type="float">
            <text:p>1,06646</text:p>
          </table:table-cell>
          <table:table-cell table:formula="of:=[.J14]" office:value-type="float" office:value="10.956816" calcext:value-type="float">
            <text:p>10,956816</text:p>
          </table:table-cell>
          <table:table-cell table:formula="of:=[.K14]" office:value-type="float" office:value="10.6897" calcext:value-type="float">
            <text:p>10,6897</text:p>
          </table:table-cell>
          <table:table-cell table:formula="of:=[.C12]" office:value-type="float" office:value="171.603" calcext:value-type="float">
            <text:p>171,603</text:p>
          </table:table-cell>
          <table:table-cell table:formula="of:=[.C13]" office:value-type="float" office:value="176.997" calcext:value-type="float">
            <text:p>176,997</text:p>
          </table:table-cell>
          <table:table-cell table:formula="of:=[.C14]" office:value-type="float" office:value="232.343" calcext:value-type="float">
            <text:p>232,343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176.997" calcext:value-type="float">
            <text:p>176,997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1.06646" calcext:value-type="float">
            <text:p>1,06646</text:p>
          </table:table-cell>
          <table:table-cell office:value-type="float" office:value="1.08365" calcext:value-type="float">
            <text:p>1,08365</text:p>
          </table:table-cell>
          <table:table-cell office:value-type="float" office:value="0" calcext:value-type="float">
            <text:p>0</text:p>
          </table:table-cell>
          <table:table-cell table:formula="of:=[.D13]+[.F13]+[.H13]" office:value-type="float" office:value="1.085698" calcext:value-type="float">
            <text:p>1,085698</text:p>
          </table:table-cell>
          <table:table-cell table:formula="of:=[.E13]+[.G13]+[.I13]" office:value-type="float" office:value="1.06646" calcext:value-type="float">
            <text:p>1,0664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232.343" calcext:value-type="float">
            <text:p>232,343</text:p>
          </table:table-cell>
          <table:table-cell office:value-type="float" office:value="0.001792" calcext:value-type="float">
            <text:p>0,001792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10.6897" calcext:value-type="float">
            <text:p>10,6897</text:p>
          </table:table-cell>
          <table:table-cell office:value-type="float" office:value="10.954" calcext:value-type="float">
            <text:p>10,954</text:p>
          </table:table-cell>
          <table:table-cell office:value-type="float" office:value="0" calcext:value-type="float">
            <text:p>0</text:p>
          </table:table-cell>
          <table:table-cell table:formula="of:=[.D14]+[.F14]+[.H14]" office:value-type="float" office:value="10.956816" calcext:value-type="float">
            <text:p>10,956816</text:p>
          </table:table-cell>
          <table:table-cell table:formula="of:=[.E14]+[.G14]+[.I14]" office:value-type="float" office:value="10.6897" calcext:value-type="float">
            <text:p>10,6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233.215" calcext:value-type="float">
            <text:p>233,215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.287904" calcext:value-type="float">
            <text:p>0,287904</text:p>
          </table:table-cell>
          <table:table-cell office:value-type="float" office:value="0.227328" calcext:value-type="float">
            <text:p>0,227328</text:p>
          </table:table-cell>
          <table:table-cell office:value-type="float" office:value="0" calcext:value-type="float">
            <text:p>0</text:p>
          </table:table-cell>
          <table:table-cell table:formula="of:=[.D15]+[.F15]+[.H15]" office:value-type="float" office:value="0.231424" calcext:value-type="float">
            <text:p>0,231424</text:p>
          </table:table-cell>
          <table:table-cell table:formula="of:=[.E15]+[.G15]+[.I15]" office:value-type="float" office:value="0.287904" calcext:value-type="float">
            <text:p>0,287904</text:p>
          </table:table-cell>
          <table:table-cell table:formula="of:=[.J15]" office:value-type="float" office:value="0.231424" calcext:value-type="float">
            <text:p>0,231424</text:p>
          </table:table-cell>
          <table:table-cell table:formula="of:=[.K15]" office:value-type="float" office:value="0.287904" calcext:value-type="float">
            <text:p>0,287904</text:p>
          </table:table-cell>
          <table:table-cell table:formula="of:=[.J16]" office:value-type="float" office:value="2.237436" calcext:value-type="float">
            <text:p>2,237436</text:p>
          </table:table-cell>
          <table:table-cell table:formula="of:=[.K16]" office:value-type="float" office:value="2.88976" calcext:value-type="float">
            <text:p>2,88976</text:p>
          </table:table-cell>
          <table:table-cell table:formula="of:=[.J17]" office:value-type="float" office:value="22.348896" calcext:value-type="float">
            <text:p>22,348896</text:p>
          </table:table-cell>
          <table:table-cell table:formula="of:=[.K17]" office:value-type="float" office:value="28.775" calcext:value-type="float">
            <text:p>28,775</text:p>
          </table:table-cell>
          <table:table-cell table:formula="of:=[.C15]" office:value-type="float" office:value="233.215" calcext:value-type="float">
            <text:p>233,215</text:p>
          </table:table-cell>
          <table:table-cell table:formula="of:=[.C16]" office:value-type="float" office:value="240.679" calcext:value-type="float">
            <text:p>240,679</text:p>
          </table:table-cell>
          <table:table-cell table:formula="of:=[.C17]" office:value-type="float" office:value="309.142" calcext:value-type="float">
            <text:p>309,142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240.679" calcext:value-type="float">
            <text:p>240,679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2.88976" calcext:value-type="float">
            <text:p>2,88976</text:p>
          </table:table-cell>
          <table:table-cell office:value-type="float" office:value="2.23334" calcext:value-type="float">
            <text:p>2,23334</text:p>
          </table:table-cell>
          <table:table-cell office:value-type="float" office:value="0" calcext:value-type="float">
            <text:p>0</text:p>
          </table:table-cell>
          <table:table-cell table:formula="of:=[.D16]+[.F16]+[.H16]" office:value-type="float" office:value="2.237436" calcext:value-type="float">
            <text:p>2,237436</text:p>
          </table:table-cell>
          <table:table-cell table:formula="of:=[.E16]+[.G16]+[.I16]" office:value-type="float" office:value="2.88976" calcext:value-type="float">
            <text:p>2,8897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9.142" calcext:value-type="float">
            <text:p>309,142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28.775" calcext:value-type="float">
            <text:p>28,775</text:p>
          </table:table-cell>
          <table:table-cell office:value-type="float" office:value="22.3448" calcext:value-type="float">
            <text:p>22,3448</text:p>
          </table:table-cell>
          <table:table-cell office:value-type="float" office:value="0" calcext:value-type="float">
            <text:p>0</text:p>
          </table:table-cell>
          <table:table-cell table:formula="of:=[.D17]+[.F17]+[.H17]" office:value-type="float" office:value="22.348896" calcext:value-type="float">
            <text:p>22,348896</text:p>
          </table:table-cell>
          <table:table-cell table:formula="of:=[.E17]+[.G17]+[.I17]" office:value-type="float" office:value="28.775" calcext:value-type="float">
            <text:p>28,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310.389" calcext:value-type="float">
            <text:p>310,389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1.05738" calcext:value-type="float">
            <text:p>1,05738</text:p>
          </table:table-cell>
          <table:table-cell office:value-type="float" office:value="0.959488" calcext:value-type="float">
            <text:p>0,959488</text:p>
          </table:table-cell>
          <table:table-cell office:value-type="float" office:value="0" calcext:value-type="float">
            <text:p>0</text:p>
          </table:table-cell>
          <table:table-cell table:formula="of:=[.D18]+[.F18]+[.H18]" office:value-type="float" office:value="0.97792" calcext:value-type="float">
            <text:p>0,97792</text:p>
          </table:table-cell>
          <table:table-cell table:formula="of:=[.E18]+[.G18]+[.I18]" office:value-type="float" office:value="1.05738" calcext:value-type="float">
            <text:p>1,05738</text:p>
          </table:table-cell>
          <table:table-cell table:formula="of:=[.J18]" office:value-type="float" office:value="0.97792" calcext:value-type="float">
            <text:p>0,97792</text:p>
          </table:table-cell>
          <table:table-cell table:formula="of:=[.K18]" office:value-type="float" office:value="1.05738" calcext:value-type="float">
            <text:p>1,05738</text:p>
          </table:table-cell>
          <table:table-cell table:formula="of:=[.J19]" office:value-type="float" office:value="9.423842" calcext:value-type="float">
            <text:p>9,423842</text:p>
          </table:table-cell>
          <table:table-cell table:formula="of:=[.K19]" office:value-type="float" office:value="10.4948" calcext:value-type="float">
            <text:p>10,4948</text:p>
          </table:table-cell>
          <table:table-cell table:formula="of:=[.J20]" office:value-type="float" office:value="94.386156" calcext:value-type="float">
            <text:p>94,386156</text:p>
          </table:table-cell>
          <table:table-cell table:formula="of:=[.K20]" office:value-type="float" office:value="104.323" calcext:value-type="float">
            <text:p>104,323</text:p>
          </table:table-cell>
          <table:table-cell table:formula="of:=[.C18]" office:value-type="float" office:value="310.389" calcext:value-type="float">
            <text:p>310,389</text:p>
          </table:table-cell>
          <table:table-cell table:formula="of:=[.C19]" office:value-type="float" office:value="322.579" calcext:value-type="float">
            <text:p>322,579</text:p>
          </table:table-cell>
          <table:table-cell table:formula="of:=[.C20]" office:value-type="float" office:value="444.899" calcext:value-type="float">
            <text:p>444,899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322.579" calcext:value-type="float">
            <text:p>322,579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10.4948" calcext:value-type="float">
            <text:p>10,4948</text:p>
          </table:table-cell>
          <table:table-cell office:value-type="float" office:value="9.40541" calcext:value-type="float">
            <text:p>9,40541</text:p>
          </table:table-cell>
          <table:table-cell office:value-type="float" office:value="0" calcext:value-type="float">
            <text:p>0</text:p>
          </table:table-cell>
          <table:table-cell table:formula="of:=[.D19]+[.F19]+[.H19]" office:value-type="float" office:value="9.423842" calcext:value-type="float">
            <text:p>9,423842</text:p>
          </table:table-cell>
          <table:table-cell table:formula="of:=[.E19]+[.G19]+[.I19]" office:value-type="float" office:value="10.4948" calcext:value-type="float">
            <text:p>10,494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44.899" calcext:value-type="float">
            <text:p>444,899</text:p>
          </table:table-cell>
          <table:table-cell office:value-type="float" office:value="0.01024" calcext:value-type="float">
            <text:p>0,01024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104.323" calcext:value-type="float">
            <text:p>104,323</text:p>
          </table:table-cell>
          <table:table-cell office:value-type="float" office:value="94.3667" calcext:value-type="float">
            <text:p>94,3667</text:p>
          </table:table-cell>
          <table:table-cell office:value-type="float" office:value="0" calcext:value-type="float">
            <text:p>0</text:p>
          </table:table-cell>
          <table:table-cell table:formula="of:=[.D20]+[.F20]+[.H20]" office:value-type="float" office:value="94.386156" calcext:value-type="float">
            <text:p>94,386156</text:p>
          </table:table-cell>
          <table:table-cell table:formula="of:=[.E20]+[.G20]+[.I20]" office:value-type="float" office:value="104.323" calcext:value-type="float">
            <text:p>104,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448.586" calcext:value-type="float">
            <text:p>448,586</text:p>
          </table:table-cell>
          <table:table-cell office:value-type="float" office:value="0.050752" calcext:value-type="float">
            <text:p>0,050752</text:p>
          </table:table-cell>
          <table:table-cell office:value-type="float" office:value="0" calcext:value-type="float">
            <text:p>0</text:p>
          </table:table-cell>
          <table:table-cell office:value-type="float" office:value="0.048928" calcext:value-type="float">
            <text:p>0,048928</text:p>
          </table:table-cell>
          <table:table-cell office:value-type="float" office:value="4.06605" calcext:value-type="float">
            <text:p>4,06605</text:p>
          </table:table-cell>
          <table:table-cell office:value-type="float" office:value="4.94582" calcext:value-type="float">
            <text:p>4,94582</text:p>
          </table:table-cell>
          <table:table-cell office:value-type="float" office:value="0" calcext:value-type="float">
            <text:p>0</text:p>
          </table:table-cell>
          <table:table-cell table:formula="of:=[.D21]+[.F21]+[.H21]" office:value-type="float" office:value="5.0455" calcext:value-type="float">
            <text:p>5,0455</text:p>
          </table:table-cell>
          <table:table-cell table:formula="of:=[.E21]+[.G21]+[.I21]" office:value-type="float" office:value="4.06605" calcext:value-type="float">
            <text:p>4,06605</text:p>
          </table:table-cell>
          <table:table-cell table:formula="of:=[.J21]" office:value-type="float" office:value="5.0455" calcext:value-type="float">
            <text:p>5,0455</text:p>
          </table:table-cell>
          <table:table-cell table:formula="of:=[.K21]" office:value-type="float" office:value="4.06605" calcext:value-type="float">
            <text:p>4,06605</text:p>
          </table:table-cell>
          <table:table-cell table:formula="of:=[.J22]" office:value-type="float" office:value="48.810008" calcext:value-type="float">
            <text:p>48,810008</text:p>
          </table:table-cell>
          <table:table-cell table:formula="of:=[.K22]" office:value-type="float" office:value="40.5474" calcext:value-type="float">
            <text:p>40,5474</text:p>
          </table:table-cell>
          <table:table-cell table:formula="of:=[.J23]" office:value-type="float" office:value="486.608536" calcext:value-type="float">
            <text:p>486,608536</text:p>
          </table:table-cell>
          <table:table-cell table:formula="of:=[.K23]" office:value-type="float" office:value="412.178" calcext:value-type="float">
            <text:p>412,178</text:p>
          </table:table-cell>
          <table:table-cell table:formula="of:=[.C21]" office:value-type="float" office:value="448.586" calcext:value-type="float">
            <text:p>448,586</text:p>
          </table:table-cell>
          <table:table-cell table:formula="of:=[.C22]" office:value-type="float" office:value="486.103" calcext:value-type="float">
            <text:p>486,103</text:p>
          </table:table-cell>
          <table:table-cell table:formula="of:=[.C23]" office:value-type="float" office:value="851.697" calcext:value-type="float">
            <text:p>851,697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486.103" calcext:value-type="float">
            <text:p>486,103</text:p>
          </table:table-cell>
          <table:table-cell office:value-type="float" office:value="0.048736" calcext:value-type="float">
            <text:p>0,048736</text:p>
          </table:table-cell>
          <table:table-cell office:value-type="float" office:value="0" calcext:value-type="float">
            <text:p>0</text:p>
          </table:table-cell>
          <table:table-cell office:value-type="float" office:value="0.048672" calcext:value-type="float">
            <text:p>0,048672</text:p>
          </table:table-cell>
          <table:table-cell office:value-type="float" office:value="40.5474" calcext:value-type="float">
            <text:p>40,5474</text:p>
          </table:table-cell>
          <table:table-cell office:value-type="float" office:value="48.7126" calcext:value-type="float">
            <text:p>48,7126</text:p>
          </table:table-cell>
          <table:table-cell office:value-type="float" office:value="0" calcext:value-type="float">
            <text:p>0</text:p>
          </table:table-cell>
          <table:table-cell table:formula="of:=[.D22]+[.F22]+[.H22]" office:value-type="float" office:value="48.810008" calcext:value-type="float">
            <text:p>48,810008</text:p>
          </table:table-cell>
          <table:table-cell table:formula="of:=[.E22]+[.G22]+[.I22]" office:value-type="float" office:value="40.5474" calcext:value-type="float">
            <text:p>40,547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851.697" calcext:value-type="float">
            <text:p>851,697</text:p>
          </table:table-cell>
          <table:table-cell office:value-type="float" office:value="0.048832" calcext:value-type="float">
            <text:p>0,048832</text:p>
          </table:table-cell>
          <table:table-cell office:value-type="float" office:value="0" calcext:value-type="float">
            <text:p>0</text:p>
          </table:table-cell>
          <table:table-cell office:value-type="float" office:value="0.048704" calcext:value-type="float">
            <text:p>0,048704</text:p>
          </table:table-cell>
          <table:table-cell office:value-type="float" office:value="412.178" calcext:value-type="float">
            <text:p>412,178</text:p>
          </table:table-cell>
          <table:table-cell office:value-type="float" office:value="486.511" calcext:value-type="float">
            <text:p>486,511</text:p>
          </table:table-cell>
          <table:table-cell office:value-type="float" office:value="0" calcext:value-type="float">
            <text:p>0</text:p>
          </table:table-cell>
          <table:table-cell table:formula="of:=[.D23]+[.F23]+[.H23]" office:value-type="float" office:value="486.608536" calcext:value-type="float">
            <text:p>486,608536</text:p>
          </table:table-cell>
          <table:table-cell table:formula="of:=[.E23]+[.G23]+[.I23]" office:value-type="float" office:value="412.178" calcext:value-type="float">
            <text:p>412,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864.982" calcext:value-type="float">
            <text:p>864,982</text:p>
          </table:table-cell>
          <table:table-cell office:value-type="float" office:value="0.191232" calcext:value-type="float">
            <text:p>0,191232</text:p>
          </table:table-cell>
          <table:table-cell office:value-type="float" office:value="0" calcext:value-type="float">
            <text:p>0</text:p>
          </table:table-cell>
          <table:table-cell office:value-type="float" office:value="0.190272" calcext:value-type="float">
            <text:p>0,190272</text:p>
          </table:table-cell>
          <table:table-cell office:value-type="float" office:value="16.3186" calcext:value-type="float">
            <text:p>16,3186</text:p>
          </table:table-cell>
          <table:table-cell office:value-type="float" office:value="19.2022" calcext:value-type="float">
            <text:p>19,2022</text:p>
          </table:table-cell>
          <table:table-cell office:value-type="float" office:value="0" calcext:value-type="float">
            <text:p>0</text:p>
          </table:table-cell>
          <table:table-cell table:formula="of:=[.D24]+[.F24]+[.H24]" office:value-type="float" office:value="19.583704" calcext:value-type="float">
            <text:p>19,583704</text:p>
          </table:table-cell>
          <table:table-cell table:formula="of:=[.E24]+[.G24]+[.I24]" office:value-type="float" office:value="16.3186" calcext:value-type="float">
            <text:p>16,3186</text:p>
          </table:table-cell>
          <table:table-cell table:formula="of:=[.J24]" office:value-type="float" office:value="19.583704" calcext:value-type="float">
            <text:p>19,583704</text:p>
          </table:table-cell>
          <table:table-cell table:formula="of:=[.K24]" office:value-type="float" office:value="16.3186" calcext:value-type="float">
            <text:p>16,3186</text:p>
          </table:table-cell>
          <table:table-cell table:formula="of:=[.J25]" office:value-type="float" office:value="190.857024" calcext:value-type="float">
            <text:p>190,857024</text:p>
          </table:table-cell>
          <table:table-cell table:formula="of:=[.K25]" office:value-type="float" office:value="163.482" calcext:value-type="float">
            <text:p>163,482</text:p>
          </table:table-cell>
          <table:table-cell table:formula="of:=[.J26]" office:value-type="float" office:value="1902.551184" calcext:value-type="float">
            <text:p>1902,551184</text:p>
          </table:table-cell>
          <table:table-cell table:formula="of:=[.K26]" office:value-type="float" office:value="1632.33" calcext:value-type="float">
            <text:p>1632,33</text:p>
          </table:table-cell>
          <table:table-cell table:formula="of:=[.C24]" office:value-type="float" office:value="864.982" calcext:value-type="float">
            <text:p>864,982</text:p>
          </table:table-cell>
          <table:table-cell table:formula="of:=[.C25]" office:value-type="float" office:value="997.449" calcext:value-type="float">
            <text:p>997,449</text:p>
          </table:table-cell>
          <table:table-cell table:formula="of:=[.C26]" office:value-type="float" office:value="2322.53" calcext:value-type="float">
            <text:p>2322,53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997.449" calcext:value-type="float">
            <text:p>997,449</text:p>
          </table:table-cell>
          <table:table-cell office:value-type="float" office:value="0.18992" calcext:value-type="float">
            <text:p>0,18992</text:p>
          </table:table-cell>
          <table:table-cell office:value-type="float" office:value="0" calcext:value-type="float">
            <text:p>0</text:p>
          </table:table-cell>
          <table:table-cell office:value-type="float" office:value="0.191104" calcext:value-type="float">
            <text:p>0,191104</text:p>
          </table:table-cell>
          <table:table-cell office:value-type="float" office:value="163.482" calcext:value-type="float">
            <text:p>163,482</text:p>
          </table:table-cell>
          <table:table-cell office:value-type="float" office:value="190.476" calcext:value-type="float">
            <text:p>190,476</text:p>
          </table:table-cell>
          <table:table-cell office:value-type="float" office:value="0" calcext:value-type="float">
            <text:p>0</text:p>
          </table:table-cell>
          <table:table-cell table:formula="of:=[.D25]+[.F25]+[.H25]" office:value-type="float" office:value="190.857024" calcext:value-type="float">
            <text:p>190,857024</text:p>
          </table:table-cell>
          <table:table-cell table:formula="of:=[.E25]+[.G25]+[.I25]" office:value-type="float" office:value="163.482" calcext:value-type="float">
            <text:p>163,48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2322.53" calcext:value-type="float">
            <text:p>2322,53</text:p>
          </table:table-cell>
          <table:table-cell office:value-type="float" office:value="0.191136" calcext:value-type="float">
            <text:p>0,191136</text:p>
          </table:table-cell>
          <table:table-cell office:value-type="float" office:value="0" calcext:value-type="float">
            <text:p>0</text:p>
          </table:table-cell>
          <table:table-cell office:value-type="float" office:value="0.190048" calcext:value-type="float">
            <text:p>0,190048</text:p>
          </table:table-cell>
          <table:table-cell office:value-type="float" office:value="1632.33" calcext:value-type="float">
            <text:p>1632,33</text:p>
          </table:table-cell>
          <table:table-cell office:value-type="float" office:value="1902.17" calcext:value-type="float">
            <text:p>1902,17</text:p>
          </table:table-cell>
          <table:table-cell office:value-type="float" office:value="0" calcext:value-type="float">
            <text:p>0</text:p>
          </table:table-cell>
          <table:table-cell table:formula="of:=[.D26]+[.F26]+[.H26]" office:value-type="float" office:value="1902.551184" calcext:value-type="float">
            <text:p>1902,551184</text:p>
          </table:table-cell>
          <table:table-cell table:formula="of:=[.E26]+[.G26]+[.I26]" office:value-type="float" office:value="1632.33" calcext:value-type="float">
            <text:p>1632,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2371.6" calcext:value-type="float">
            <text:p>2371,6</text:p>
          </table:table-cell>
          <table:table-cell office:value-type="float" office:value="1.17405" calcext:value-type="float">
            <text:p>1,17405</text:p>
          </table:table-cell>
          <table:table-cell office:value-type="float" office:value="0" calcext:value-type="float">
            <text:p>0</text:p>
          </table:table-cell>
          <table:table-cell office:value-type="float" office:value="1.19264" calcext:value-type="float">
            <text:p>1,19264</text:p>
          </table:table-cell>
          <table:table-cell office:value-type="float" office:value="101.14" calcext:value-type="float">
            <text:p>101,14</text:p>
          </table:table-cell>
          <table:table-cell office:value-type="float" office:value="113.532" calcext:value-type="float">
            <text:p>113,532</text:p>
          </table:table-cell>
          <table:table-cell office:value-type="float" office:value="0" calcext:value-type="float">
            <text:p>0</text:p>
          </table:table-cell>
          <table:table-cell table:formula="of:=[.D27]+[.F27]+[.H27]" office:value-type="float" office:value="115.89869" calcext:value-type="float">
            <text:p>115,89869</text:p>
          </table:table-cell>
          <table:table-cell table:formula="of:=[.E27]+[.G27]+[.I27]" office:value-type="float" office:value="101.14" calcext:value-type="float">
            <text:p>101,14</text:p>
          </table:table-cell>
          <table:table-cell table:formula="of:=[.J27]" office:value-type="float" office:value="115.89869" calcext:value-type="float">
            <text:p>115,89869</text:p>
          </table:table-cell>
          <table:table-cell table:formula="of:=[.K27]" office:value-type="float" office:value="101.14" calcext:value-type="float">
            <text:p>101,14</text:p>
          </table:table-cell>
          <table:table-cell table:formula="of:=[.J28]" office:value-type="float" office:value="1131.55968" calcext:value-type="float">
            <text:p>1131,55968</text:p>
          </table:table-cell>
          <table:table-cell table:formula="of:=[.K28]" office:value-type="float" office:value="1001.61" calcext:value-type="float">
            <text:p>1001,61</text:p>
          </table:table-cell>
          <table:table-cell table:formula="of:=[.J29]" office:value-type="float" office:value="11311.53184" calcext:value-type="float">
            <text:p>11311,53184</text:p>
          </table:table-cell>
          <table:table-cell table:formula="of:=[.K29]" office:value-type="float" office:value="10058.4" calcext:value-type="float">
            <text:p>10058,4</text:p>
          </table:table-cell>
          <table:table-cell table:formula="of:=[.C27]" office:value-type="float" office:value="2371.6" calcext:value-type="float">
            <text:p>2371,6</text:p>
          </table:table-cell>
          <table:table-cell table:formula="of:=[.C28]" office:value-type="float" office:value="2859.82" calcext:value-type="float">
            <text:p>2859,82</text:p>
          </table:table-cell>
          <table:table-cell table:formula="of:=[.C29]" office:value-type="float" office:value="7173.95" calcext:value-type="float">
            <text:p>7173,95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859.82" calcext:value-type="float">
            <text:p>2859,82</text:p>
          </table:table-cell>
          <table:table-cell office:value-type="float" office:value="1.14122" calcext:value-type="float">
            <text:p>1,14122</text:p>
          </table:table-cell>
          <table:table-cell office:value-type="float" office:value="0" calcext:value-type="float">
            <text:p>0</text:p>
          </table:table-cell>
          <table:table-cell office:value-type="float" office:value="1.13846" calcext:value-type="float">
            <text:p>1,13846</text:p>
          </table:table-cell>
          <table:table-cell office:value-type="float" office:value="1001.61" calcext:value-type="float">
            <text:p>1001,61</text:p>
          </table:table-cell>
          <table:table-cell office:value-type="float" office:value="1129.28" calcext:value-type="float">
            <text:p>1129,28</text:p>
          </table:table-cell>
          <table:table-cell office:value-type="float" office:value="0" calcext:value-type="float">
            <text:p>0</text:p>
          </table:table-cell>
          <table:table-cell table:formula="of:=[.D28]+[.F28]+[.H28]" office:value-type="float" office:value="1131.55968" calcext:value-type="float">
            <text:p>1131,55968</text:p>
          </table:table-cell>
          <table:table-cell table:formula="of:=[.E28]+[.G28]+[.I28]" office:value-type="float" office:value="1001.61" calcext:value-type="float">
            <text:p>1001,6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7173.95" calcext:value-type="float">
            <text:p>7173,95</text:p>
          </table:table-cell>
          <table:table-cell office:value-type="float" office:value="1.11821" calcext:value-type="float">
            <text:p>1,11821</text:p>
          </table:table-cell>
          <table:table-cell office:value-type="float" office:value="0" calcext:value-type="float">
            <text:p>0</text:p>
          </table:table-cell>
          <table:table-cell office:value-type="float" office:value="1.11363" calcext:value-type="float">
            <text:p>1,11363</text:p>
          </table:table-cell>
          <table:table-cell office:value-type="float" office:value="10058.4" calcext:value-type="float">
            <text:p>10058,4</text:p>
          </table:table-cell>
          <table:table-cell office:value-type="float" office:value="11309.3" calcext:value-type="float">
            <text:p>11309,3</text:p>
          </table:table-cell>
          <table:table-cell office:value-type="float" office:value="0" calcext:value-type="float">
            <text:p>0</text:p>
          </table:table-cell>
          <table:table-cell table:formula="of:=[.D29]+[.F29]+[.H29]" office:value-type="float" office:value="11311.53184" calcext:value-type="float">
            <text:p>11311,53184</text:p>
          </table:table-cell>
          <table:table-cell table:formula="of:=[.E29]+[.G29]+[.I29]" office:value-type="float" office:value="10058.4" calcext:value-type="float">
            <text:p>10058,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100" calcext:value-type="float">
            <text:p>100</text:p>
          </table:table-cell>
          <table:table-cell office:value-type="float" office:value="7329.51" calcext:value-type="float">
            <text:p>7329,51</text:p>
          </table:table-cell>
          <table:table-cell office:value-type="float" office:value="4.90032" calcext:value-type="float">
            <text:p>4,90032</text:p>
          </table:table-cell>
          <table:table-cell office:value-type="float" office:value="0" calcext:value-type="float">
            <text:p>0</text:p>
          </table:table-cell>
          <table:table-cell office:value-type="float" office:value="5.29866" calcext:value-type="float">
            <text:p>5,29866</text:p>
          </table:table-cell>
          <table:table-cell office:value-type="float" office:value="515.365" calcext:value-type="float">
            <text:p>515,365</text:p>
          </table:table-cell>
          <table:table-cell office:value-type="float" office:value="493.94" calcext:value-type="float">
            <text:p>493,94</text:p>
          </table:table-cell>
          <table:table-cell office:value-type="float" office:value="0" calcext:value-type="float">
            <text:p>0</text:p>
          </table:table-cell>
          <table:table-cell table:formula="of:=[.D30]+[.F30]+[.H30]" office:value-type="float" office:value="504.13898" calcext:value-type="float">
            <text:p>504,13898</text:p>
          </table:table-cell>
          <table:table-cell table:formula="of:=[.E30]+[.G30]+[.I30]" office:value-type="float" office:value="515.365" calcext:value-type="float">
            <text:p>515,365</text:p>
          </table:table-cell>
          <table:table-cell table:formula="of:=[.J30]" office:value-type="float" office:value="504.13898" calcext:value-type="float">
            <text:p>504,13898</text:p>
          </table:table-cell>
          <table:table-cell table:formula="of:=[.K30]" office:value-type="float" office:value="515.365" calcext:value-type="float">
            <text:p>515,365</text:p>
          </table:table-cell>
          <table:table-cell table:formula="of:=[.J31]" office:value-type="float" office:value="4865.26047" calcext:value-type="float">
            <text:p>4865,26047</text:p>
          </table:table-cell>
          <table:table-cell table:formula="of:=[.K31]" office:value-type="float" office:value="4744.81" calcext:value-type="float">
            <text:p>4744,81</text:p>
          </table:table-cell>
          <table:table-cell table:formula="of:=[.J32]" office:value-type="float" office:value="48426.49696" calcext:value-type="float">
            <text:p>48426,49696</text:p>
          </table:table-cell>
          <table:table-cell table:formula="of:=[.K32]" office:value-type="float" office:value="47245.4" calcext:value-type="float">
            <text:p>47245,4</text:p>
          </table:table-cell>
          <table:table-cell table:formula="of:=[.C30]" office:value-type="float" office:value="7329.51" calcext:value-type="float">
            <text:p>7329,51</text:p>
          </table:table-cell>
          <table:table-cell table:formula="of:=[.C31]" office:value-type="float" office:value="8889.86" calcext:value-type="float">
            <text:p>8889,86</text:p>
          </table:table-cell>
          <table:table-cell table:formula="of:=[.C32]" office:value-type="float" office:value="24526.8" calcext:value-type="float">
            <text:p>24526,8</text:p>
          </table:table-cell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" calcext:value-type="float">
            <text:p>1000</text:p>
          </table:table-cell>
          <table:table-cell office:value-type="float" office:value="8889.86" calcext:value-type="float">
            <text:p>8889,86</text:p>
          </table:table-cell>
          <table:table-cell office:value-type="float" office:value="5.0985" calcext:value-type="float">
            <text:p>5,0985</text:p>
          </table:table-cell>
          <table:table-cell office:value-type="float" office:value="0" calcext:value-type="float">
            <text:p>0</text:p>
          </table:table-cell>
          <table:table-cell office:value-type="float" office:value="5.01197" calcext:value-type="float">
            <text:p>5,01197</text:p>
          </table:table-cell>
          <table:table-cell office:value-type="float" office:value="4744.81" calcext:value-type="float">
            <text:p>4744,81</text:p>
          </table:table-cell>
          <table:table-cell office:value-type="float" office:value="4855.15" calcext:value-type="float">
            <text:p>4855,15</text:p>
          </table:table-cell>
          <table:table-cell office:value-type="float" office:value="0" calcext:value-type="float">
            <text:p>0</text:p>
          </table:table-cell>
          <table:table-cell table:formula="of:=[.D31]+[.F31]+[.H31]" office:value-type="float" office:value="4865.26047" calcext:value-type="float">
            <text:p>4865,26047</text:p>
          </table:table-cell>
          <table:table-cell table:formula="of:=[.E31]+[.G31]+[.I31]" office:value-type="float" office:value="4744.81" calcext:value-type="float">
            <text:p>4744,8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4526.8" calcext:value-type="float">
            <text:p>24526,8</text:p>
          </table:table-cell>
          <table:table-cell office:value-type="float" office:value="4.84221" calcext:value-type="float">
            <text:p>4,84221</text:p>
          </table:table-cell>
          <table:table-cell office:value-type="float" office:value="0" calcext:value-type="float">
            <text:p>0</text:p>
          </table:table-cell>
          <table:table-cell office:value-type="float" office:value="5.05475" calcext:value-type="float">
            <text:p>5,05475</text:p>
          </table:table-cell>
          <table:table-cell office:value-type="float" office:value="47245.4" calcext:value-type="float">
            <text:p>47245,4</text:p>
          </table:table-cell>
          <table:table-cell office:value-type="float" office:value="48416.6" calcext:value-type="float">
            <text:p>48416,6</text:p>
          </table:table-cell>
          <table:table-cell office:value-type="float" office:value="0" calcext:value-type="float">
            <text:p>0</text:p>
          </table:table-cell>
          <table:table-cell table:formula="of:=[.D32]+[.F32]+[.H32]" office:value-type="float" office:value="48426.49696" calcext:value-type="float">
            <text:p>48426,49696</text:p>
          </table:table-cell>
          <table:table-cell table:formula="of:=[.E32]+[.G32]+[.I32]" office:value-type="float" office:value="47245.4" calcext:value-type="float">
            <text:p>47245,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25399.6" calcext:value-type="float">
            <text:p>25399,6</text:p>
          </table:table-cell>
          <table:table-cell office:value-type="float" office:value="19.339" calcext:value-type="float">
            <text:p>19,339</text:p>
          </table:table-cell>
          <table:table-cell office:value-type="float" office:value="0" calcext:value-type="float">
            <text:p>0</text:p>
          </table:table-cell>
          <table:table-cell office:value-type="float" office:value="19.7609" calcext:value-type="float">
            <text:p>19,7609</text:p>
          </table:table-cell>
          <table:table-cell office:value-type="float" office:value="2139.54" calcext:value-type="float">
            <text:p>2139,54</text:p>
          </table:table-cell>
          <table:table-cell office:value-type="float" office:value="1953.13" calcext:value-type="float">
            <text:p>1953,13</text:p>
          </table:table-cell>
          <table:table-cell office:value-type="float" office:value="0" calcext:value-type="float">
            <text:p>0</text:p>
          </table:table-cell>
          <table:table-cell table:formula="of:=[.D33]+[.F33]+[.H33]" office:value-type="float" office:value="1992.2299" calcext:value-type="float">
            <text:p>1992,2299</text:p>
          </table:table-cell>
          <table:table-cell table:formula="of:=[.E33]+[.G33]+[.I33]" office:value-type="float" office:value="2139.54" calcext:value-type="float">
            <text:p>2139,54</text:p>
          </table:table-cell>
          <table:table-cell table:formula="of:=[.J33]" office:value-type="float" office:value="1992.2299" calcext:value-type="float">
            <text:p>1992,2299</text:p>
          </table:table-cell>
          <table:table-cell table:formula="of:=[.K33]" office:value-type="float" office:value="2139.54" calcext:value-type="float">
            <text:p>2139,54</text:p>
          </table:table-cell>
          <table:table-cell table:formula="of:=[.J34]" office:value-type="float" office:value="19408.8541" calcext:value-type="float">
            <text:p>19408,8541</text:p>
          </table:table-cell>
          <table:table-cell table:formula="of:=[.K34]" office:value-type="float" office:value="21302.9" calcext:value-type="float">
            <text:p>21302,9</text:p>
          </table:table-cell>
          <table:table-cell table:formula="of:=[.J35]" office:value-type="float" office:value="39.199648" calcext:value-type="float">
            <text:p>39,199648</text:p>
          </table:table-cell>
          <table:table-cell table:formula="of:=[.K35]" office:value-type="float" office:value="28.7882" calcext:value-type="float">
            <text:p>28,7882</text:p>
          </table:table-cell>
          <table:table-cell table:formula="of:=[.C33]" office:value-type="float" office:value="25399.6" calcext:value-type="float">
            <text:p>25399,6</text:p>
          </table:table-cell>
          <table:table-cell table:formula="of:=[.C34]" office:value-type="float" office:value="34494.4" calcext:value-type="float">
            <text:p>34494,4</text:p>
          </table:table-cell>
          <table:table-cell table:formula="of:=[.C35]" office:value-type="float" office:value="24446.8" calcext:value-type="float">
            <text:p>24446,8</text:p>
          </table:table-cell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34494.4" calcext:value-type="float">
            <text:p>34494,4</text:p>
          </table:table-cell>
          <table:table-cell office:value-type="float" office:value="19.545" calcext:value-type="float">
            <text:p>19,545</text:p>
          </table:table-cell>
          <table:table-cell office:value-type="float" office:value="0" calcext:value-type="float">
            <text:p>0</text:p>
          </table:table-cell>
          <table:table-cell office:value-type="float" office:value="20.3091" calcext:value-type="float">
            <text:p>20,3091</text:p>
          </table:table-cell>
          <table:table-cell office:value-type="float" office:value="21302.9" calcext:value-type="float">
            <text:p>21302,9</text:p>
          </table:table-cell>
          <table:table-cell office:value-type="float" office:value="19369" calcext:value-type="float">
            <text:p>19369</text:p>
          </table:table-cell>
          <table:table-cell office:value-type="float" office:value="0" calcext:value-type="float">
            <text:p>0</text:p>
          </table:table-cell>
          <table:table-cell table:formula="of:=[.D34]+[.F34]+[.H34]" office:value-type="float" office:value="19408.8541" calcext:value-type="float">
            <text:p>19408,8541</text:p>
          </table:table-cell>
          <table:table-cell table:formula="of:=[.E34]+[.G34]+[.I34]" office:value-type="float" office:value="21302.9" calcext:value-type="float">
            <text:p>21302,9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46.8" calcext:value-type="float">
            <text:p>24446,8</text:p>
          </table:table-cell>
          <table:table-cell office:value-type="float" office:value="19.6889" calcext:value-type="float">
            <text:p>19,6889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19.5087" calcext:value-type="float">
            <text:p>19,5087</text:p>
          </table:table-cell>
          <table:table-cell office:value-type="float" office:value="28.7882" calcext:value-type="float">
            <text:p>28,7882</text:p>
          </table:table-cell>
          <table:table-cell table:formula="of:=[.D35]+[.F35]+[.H35]" office:value-type="float" office:value="39.199648" calcext:value-type="float">
            <text:p>39,199648</text:p>
          </table:table-cell>
          <table:table-cell table:formula="of:=[.E35]+[.G35]+[.I35]" office:value-type="float" office:value="28.7882" calcext:value-type="float">
            <text:p>28,7882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7"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10"/>
        </table:table-row>
      </table:table>
      <table:table table:name="PS3-2_gpu_" table:style-name="ta1">
        <table:shapes>
          <draw:frame draw:z-index="0" draw:style-name="gr1" draw:text-style-name="P1" svg:width="159.99mm" svg:height="89.99mm" svg:x="9.68mm" svg:y="72.93mm">
            <loext:p draw:notify-on-update-of-ranges="'PS3-2_gpu_'.A3:'PS3-2_gpu_'.A37 'PS3-2_gpu_'.P2:'PS3-2_gpu_'.P2 'PS3-2_gpu_'.P3:'PS3-2_gpu_'.P33 'PS3-2_gpu_'.Q2:'PS3-2_gpu_'.Q2 'PS3-2_gpu_'.Q3:'PS3-2_gpu_'.Q33 'PS3-2_gpu_'.R2:'PS3-2_gpu_'.R2 'PS3-2_gpu_'.R3:'PS3-2_gpu_'.R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1mm" svg:x="175.82mm" svg:y="73.14mm">
            <loext:p draw:notify-on-update-of-ranges="'PS3-2_gpu_'.A3:'PS3-2_gpu_'.A33 'PS3-2_gpu_'.J2:'PS3-2_gpu_'.J2 'PS3-2_gpu_'.J3:'PS3-2_gpu_'.J33 'PS3-2_gpu_'.K2:'PS3-2_gpu_'.K2 'PS3-2_gpu_'.K3:'PS3-2_gpu_'.K33 'PS3-2_gpu_'.L2:'PS3-2_gpu_'.L2 'PS3-2_gpu_'.L3:'PS3-2_gpu_'.L33 'PS3-2_gpu_'.M2:'PS3-2_gpu_'.M2 'PS3-2_gpu_'.M3:'PS3-2_gpu_'.M33 'PS3-2_gpu_'.N2:'PS3-2_gpu_'.N2 'PS3-2_gpu_'.N3:'PS3-2_gpu_'.N33 'PS3-2_gpu_'.O2:'PS3-2_gpu_'.O2 'PS3-2_gpu_'.O3:'PS3-2_gpu_'.O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0x write</text:p>
          </table:table-cell>
          <table:table-cell office:value-type="string" calcext:value-type="string">
            <text:p>100x read</text:p>
          </table:table-cell>
          <table:table-cell office:value-type="string" calcext:value-type="string">
            <text:p>1000x write</text:p>
          </table:table-cell>
          <table:table-cell office:value-type="string" calcext:value-type="string">
            <text:p>1000x read</text:p>
          </table:table-cell>
          <table:table-cell office:value-type="string" calcext:value-type="string">
            <text:p>10000x write</text:p>
          </table:table-cell>
          <table:table-cell office:value-type="string" calcext:value-type="string">
            <text:p>10000x read</text:p>
          </table:table-cell>
          <table:table-cell office:value-type="string" calcext:value-type="string">
            <text:p>100x kernel</text:p>
          </table:table-cell>
          <table:table-cell office:value-type="string" calcext:value-type="string">
            <text:p>1000x kernel</text:p>
          </table:table-cell>
          <table:table-cell office:value-type="string" calcext:value-type="string">
            <text:p>10000x kernel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039808" calcext:value-type="float">
            <text:p>0,039808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2" calcext:value-type="float">
            <text:p>0,00112</text:p>
          </table:table-cell>
          <table:table-cell table:formula="of:=[.D3]+[.F3]" office:value-type="float" office:value="0.001024" calcext:value-type="float">
            <text:p>0,001024</text:p>
          </table:table-cell>
          <table:table-cell table:formula="of:=[.E3]+[.G3]" office:value-type="float" office:value="0.00112" calcext:value-type="float">
            <text:p>0,00112</text:p>
          </table:table-cell>
          <table:table-cell table:formula="of:=[.H3]" office:value-type="float" office:value="0.001024" calcext:value-type="float">
            <text:p>0,001024</text:p>
          </table:table-cell>
          <table:table-cell table:formula="of:=[.I3]" office:value-type="float" office:value="0.00112" calcext:value-type="float">
            <text:p>0,00112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.00112" calcext:value-type="float">
            <text:p>0,00112</text:p>
          </table:table-cell>
          <table:table-cell table:formula="of:=[.H5]" office:value-type="float" office:value="0.001888" calcext:value-type="float">
            <text:p>0,001888</text:p>
          </table:table-cell>
          <table:table-cell table:formula="of:=[.I5]" office:value-type="float" office:value="0.000896" calcext:value-type="float">
            <text:p>0,000896</text:p>
          </table:table-cell>
          <table:table-cell table:formula="of:=[.C3]" office:value-type="float" office:value="0.039808" calcext:value-type="float">
            <text:p>0,039808</text:p>
          </table:table-cell>
          <table:table-cell table:formula="of:=[.C4]" office:value-type="float" office:value="0.254848" calcext:value-type="float">
            <text:p>0,254848</text:p>
          </table:table-cell>
          <table:table-cell table:formula="of:=[.C5]" office:value-type="float" office:value="2.32742" calcext:value-type="float">
            <text:p>2,32742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0.254848" calcext:value-type="float">
            <text:p>0,25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2" calcext:value-type="float">
            <text:p>0,00112</text:p>
          </table:table-cell>
          <table:table-cell table:formula="of:=[.D4]+[.F4]" office:value-type="float" office:value="0" calcext:value-type="float">
            <text:p>0</text:p>
          </table:table-cell>
          <table:table-cell table:formula="of:=[.E4]+[.G4]" office:value-type="float" office:value="0.00112" calcext:value-type="float">
            <text:p>0,0011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2.32742" calcext:value-type="float">
            <text:p>2,32742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0896" calcext:value-type="float">
            <text:p>0,000896</text:p>
          </table:table-cell>
          <table:table-cell table:formula="of:=[.D5]+[.F5]" office:value-type="float" office:value="0.001888" calcext:value-type="float">
            <text:p>0,001888</text:p>
          </table:table-cell>
          <table:table-cell table:formula="of:=[.E5]+[.G5]" office:value-type="float" office:value="0.000896" calcext:value-type="float">
            <text:p>0,000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2.35712" calcext:value-type="float">
            <text:p>2,35712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48" calcext:value-type="float">
            <text:p>0,001248</text:p>
          </table:table-cell>
          <table:table-cell table:formula="of:=[.D6]+[.F6]" office:value-type="float" office:value="0.001024" calcext:value-type="float">
            <text:p>0,001024</text:p>
          </table:table-cell>
          <table:table-cell table:formula="of:=[.E6]+[.G6]" office:value-type="float" office:value="0.001248" calcext:value-type="float">
            <text:p>0,001248</text:p>
          </table:table-cell>
          <table:table-cell table:formula="of:=[.H6]" office:value-type="float" office:value="0.001024" calcext:value-type="float">
            <text:p>0,001024</text:p>
          </table:table-cell>
          <table:table-cell table:formula="of:=[.I6]" office:value-type="float" office:value="0.001248" calcext:value-type="float">
            <text:p>0,001248</text:p>
          </table:table-cell>
          <table:table-cell table:formula="of:=[.H7]" office:value-type="float" office:value="0.001024" calcext:value-type="float">
            <text:p>0,001024</text:p>
          </table:table-cell>
          <table:table-cell table:formula="of:=[.I7]" office:value-type="float" office:value="0.000928" calcext:value-type="float">
            <text:p>0,000928</text:p>
          </table:table-cell>
          <table:table-cell table:formula="of:=[.H8]" office:value-type="float" office:value="0.001024" calcext:value-type="float">
            <text:p>0,001024</text:p>
          </table:table-cell>
          <table:table-cell table:formula="of:=[.I8]" office:value-type="float" office:value="0.000896" calcext:value-type="float">
            <text:p>0,000896</text:p>
          </table:table-cell>
          <table:table-cell table:formula="of:=[.C6]" office:value-type="float" office:value="2.35712" calcext:value-type="float">
            <text:p>2,35712</text:p>
          </table:table-cell>
          <table:table-cell table:formula="of:=[.C7]" office:value-type="float" office:value="2.6049" calcext:value-type="float">
            <text:p>2,6049</text:p>
          </table:table-cell>
          <table:table-cell table:formula="of:=[.C8]" office:value-type="float" office:value="4.98864" calcext:value-type="float">
            <text:p>4,98864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2.6049" calcext:value-type="float">
            <text:p>2,6049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28" calcext:value-type="float">
            <text:p>0,000928</text:p>
          </table:table-cell>
          <table:table-cell table:formula="of:=[.D7]+[.F7]" office:value-type="float" office:value="0.001024" calcext:value-type="float">
            <text:p>0,001024</text:p>
          </table:table-cell>
          <table:table-cell table:formula="of:=[.E7]+[.G7]" office:value-type="float" office:value="0.000928" calcext:value-type="float">
            <text:p>0,00092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4.98864" calcext:value-type="float">
            <text:p>4,98864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96" calcext:value-type="float">
            <text:p>0,000896</text:p>
          </table:table-cell>
          <table:table-cell table:formula="of:=[.D8]+[.F8]" office:value-type="float" office:value="0.001024" calcext:value-type="float">
            <text:p>0,001024</text:p>
          </table:table-cell>
          <table:table-cell table:formula="of:=[.E8]+[.G8]" office:value-type="float" office:value="0.000896" calcext:value-type="float">
            <text:p>0,000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5.10128" calcext:value-type="float">
            <text:p>5,10128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096" calcext:value-type="float">
            <text:p>0,00096</text:p>
          </table:table-cell>
          <table:table-cell table:formula="of:=[.D9]+[.F9]" office:value-type="float" office:value="0.002048" calcext:value-type="float">
            <text:p>0,002048</text:p>
          </table:table-cell>
          <table:table-cell table:formula="of:=[.E9]+[.G9]" office:value-type="float" office:value="0.00096" calcext:value-type="float">
            <text:p>0,00096</text:p>
          </table:table-cell>
          <table:table-cell table:formula="of:=[.H9]" office:value-type="float" office:value="0.002048" calcext:value-type="float">
            <text:p>0,002048</text:p>
          </table:table-cell>
          <table:table-cell table:formula="of:=[.I9]" office:value-type="float" office:value="0.00096" calcext:value-type="float">
            <text:p>0,00096</text:p>
          </table:table-cell>
          <table:table-cell table:formula="of:=[.H10]" office:value-type="float" office:value="0.001888" calcext:value-type="float">
            <text:p>0,001888</text:p>
          </table:table-cell>
          <table:table-cell table:formula="of:=[.I10]" office:value-type="float" office:value="0.000928" calcext:value-type="float">
            <text:p>0,000928</text:p>
          </table:table-cell>
          <table:table-cell table:formula="of:=[.H11]" office:value-type="float" office:value="0.001632" calcext:value-type="float">
            <text:p>0,001632</text:p>
          </table:table-cell>
          <table:table-cell table:formula="of:=[.I11]" office:value-type="float" office:value="0.000928" calcext:value-type="float">
            <text:p>0,000928</text:p>
          </table:table-cell>
          <table:table-cell table:formula="of:=[.C9]" office:value-type="float" office:value="5.10128" calcext:value-type="float">
            <text:p>5,10128</text:p>
          </table:table-cell>
          <table:table-cell table:formula="of:=[.C10]" office:value-type="float" office:value="6.10275" calcext:value-type="float">
            <text:p>6,10275</text:p>
          </table:table-cell>
          <table:table-cell table:formula="of:=[.C11]" office:value-type="float" office:value="15.6792" calcext:value-type="float">
            <text:p>15,6792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6.10275" calcext:value-type="float">
            <text:p>6,10275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0928" calcext:value-type="float">
            <text:p>0,000928</text:p>
          </table:table-cell>
          <table:table-cell table:formula="of:=[.D10]+[.F10]" office:value-type="float" office:value="0.001888" calcext:value-type="float">
            <text:p>0,001888</text:p>
          </table:table-cell>
          <table:table-cell table:formula="of:=[.E10]+[.G10]" office:value-type="float" office:value="0.000928" calcext:value-type="float">
            <text:p>0,00092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15.6792" calcext:value-type="float">
            <text:p>15,6792</text:p>
          </table:table-cell>
          <table:table-cell office:value-type="float" office:value="0.000832" calcext:value-type="float">
            <text:p>0,00083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928" calcext:value-type="float">
            <text:p>0,000928</text:p>
          </table:table-cell>
          <table:table-cell table:formula="of:=[.D11]+[.F11]" office:value-type="float" office:value="0.001632" calcext:value-type="float">
            <text:p>0,001632</text:p>
          </table:table-cell>
          <table:table-cell table:formula="of:=[.E11]+[.G11]" office:value-type="float" office:value="0.000928" calcext:value-type="float">
            <text:p>0,000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15.8891" calcext:value-type="float">
            <text:p>15,8891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" calcext:value-type="float">
            <text:p>0</text:p>
          </table:table-cell>
          <table:table-cell office:value-type="float" office:value="0.000896" calcext:value-type="float">
            <text:p>0,000896</text:p>
          </table:table-cell>
          <table:table-cell office:value-type="float" office:value="0.00112" calcext:value-type="float">
            <text:p>0,00112</text:p>
          </table:table-cell>
          <table:table-cell table:formula="of:=[.D12]+[.F12]" office:value-type="float" office:value="0.001888" calcext:value-type="float">
            <text:p>0,001888</text:p>
          </table:table-cell>
          <table:table-cell table:formula="of:=[.E12]+[.G12]" office:value-type="float" office:value="0.00112" calcext:value-type="float">
            <text:p>0,00112</text:p>
          </table:table-cell>
          <table:table-cell table:formula="of:=[.H12]" office:value-type="float" office:value="0.001888" calcext:value-type="float">
            <text:p>0,001888</text:p>
          </table:table-cell>
          <table:table-cell table:formula="of:=[.I12]" office:value-type="float" office:value="0.00112" calcext:value-type="float">
            <text:p>0,00112</text:p>
          </table:table-cell>
          <table:table-cell table:formula="of:=[.H13]" office:value-type="float" office:value="0.002048" calcext:value-type="float">
            <text:p>0,002048</text:p>
          </table:table-cell>
          <table:table-cell table:formula="of:=[.I13]" office:value-type="float" office:value="0.001152" calcext:value-type="float">
            <text:p>0,001152</text:p>
          </table:table-cell>
          <table:table-cell table:formula="of:=[.H14]" office:value-type="float" office:value="0.002016" calcext:value-type="float">
            <text:p>0,002016</text:p>
          </table:table-cell>
          <table:table-cell table:formula="of:=[.I14]" office:value-type="float" office:value="0.001056" calcext:value-type="float">
            <text:p>0,001056</text:p>
          </table:table-cell>
          <table:table-cell table:formula="of:=[.C12]" office:value-type="float" office:value="15.8891" calcext:value-type="float">
            <text:p>15,8891</text:p>
          </table:table-cell>
          <table:table-cell table:formula="of:=[.C13]" office:value-type="float" office:value="17.8214" calcext:value-type="float">
            <text:p>17,8214</text:p>
          </table:table-cell>
          <table:table-cell table:formula="of:=[.C14]" office:value-type="float" office:value="38.0444" calcext:value-type="float">
            <text:p>38,0444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17.8214" calcext:value-type="float">
            <text:p>17,8214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1152" calcext:value-type="float">
            <text:p>0,001152</text:p>
          </table:table-cell>
          <table:table-cell table:formula="of:=[.D13]+[.F13]" office:value-type="float" office:value="0.002048" calcext:value-type="float">
            <text:p>0,002048</text:p>
          </table:table-cell>
          <table:table-cell table:formula="of:=[.E13]+[.G13]" office:value-type="float" office:value="0.001152" calcext:value-type="float">
            <text:p>0,00115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38.0444" calcext:value-type="float">
            <text:p>38,0444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1056" calcext:value-type="float">
            <text:p>0,001056</text:p>
          </table:table-cell>
          <table:table-cell table:formula="of:=[.D14]+[.F14]" office:value-type="float" office:value="0.002016" calcext:value-type="float">
            <text:p>0,002016</text:p>
          </table:table-cell>
          <table:table-cell table:formula="of:=[.E14]+[.G14]" office:value-type="float" office:value="0.001056" calcext:value-type="float">
            <text:p>0,00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38.4865" calcext:value-type="float">
            <text:p>38,4865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.00304" calcext:value-type="float">
            <text:p>0,00304</text:p>
          </table:table-cell>
          <table:table-cell table:formula="of:=[.D15]+[.F15]" office:value-type="float" office:value="0.004096" calcext:value-type="float">
            <text:p>0,004096</text:p>
          </table:table-cell>
          <table:table-cell table:formula="of:=[.E15]+[.G15]" office:value-type="float" office:value="0.00304" calcext:value-type="float">
            <text:p>0,00304</text:p>
          </table:table-cell>
          <table:table-cell table:formula="of:=[.H15]" office:value-type="float" office:value="0.004096" calcext:value-type="float">
            <text:p>0,004096</text:p>
          </table:table-cell>
          <table:table-cell table:formula="of:=[.I15]" office:value-type="float" office:value="0.00304" calcext:value-type="float">
            <text:p>0,00304</text:p>
          </table:table-cell>
          <table:table-cell table:formula="of:=[.H16]" office:value-type="float" office:value="0.004096" calcext:value-type="float">
            <text:p>0,004096</text:p>
          </table:table-cell>
          <table:table-cell table:formula="of:=[.I16]" office:value-type="float" office:value="0.00304" calcext:value-type="float">
            <text:p>0,00304</text:p>
          </table:table-cell>
          <table:table-cell table:formula="of:=[.H17]" office:value-type="float" office:value="0.00512" calcext:value-type="float">
            <text:p>0,00512</text:p>
          </table:table-cell>
          <table:table-cell table:formula="of:=[.I17]" office:value-type="float" office:value="0.002944" calcext:value-type="float">
            <text:p>0,002944</text:p>
          </table:table-cell>
          <table:table-cell table:formula="of:=[.C15]" office:value-type="float" office:value="38.4865" calcext:value-type="float">
            <text:p>38,4865</text:p>
          </table:table-cell>
          <table:table-cell table:formula="of:=[.C16]" office:value-type="float" office:value="42.7546" calcext:value-type="float">
            <text:p>42,7546</text:p>
          </table:table-cell>
          <table:table-cell table:formula="of:=[.C17]" office:value-type="float" office:value="86.4609" calcext:value-type="float">
            <text:p>86,4609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42.7546" calcext:value-type="float">
            <text:p>42,7546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.00304" calcext:value-type="float">
            <text:p>0,00304</text:p>
          </table:table-cell>
          <table:table-cell table:formula="of:=[.D16]+[.F16]" office:value-type="float" office:value="0.004096" calcext:value-type="float">
            <text:p>0,004096</text:p>
          </table:table-cell>
          <table:table-cell table:formula="of:=[.E16]+[.G16]" office:value-type="float" office:value="0.00304" calcext:value-type="float">
            <text:p>0,0030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86.4609" calcext:value-type="float">
            <text:p>86,4609</text:p>
          </table:table-cell>
          <table:table-cell office:value-type="float" office:value="0.003072" calcext:value-type="float">
            <text:p>0,003072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.002944" calcext:value-type="float">
            <text:p>0,002944</text:p>
          </table:table-cell>
          <table:table-cell table:formula="of:=[.D17]+[.F17]" office:value-type="float" office:value="0.00512" calcext:value-type="float">
            <text:p>0,00512</text:p>
          </table:table-cell>
          <table:table-cell table:formula="of:=[.E17]+[.G17]" office:value-type="float" office:value="0.002944" calcext:value-type="float">
            <text:p>0,002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87.4266" calcext:value-type="float">
            <text:p>87,4266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.010784" calcext:value-type="float">
            <text:p>0,010784</text:p>
          </table:table-cell>
          <table:table-cell table:formula="of:=[.D18]+[.F18]" office:value-type="float" office:value="0.018432" calcext:value-type="float">
            <text:p>0,018432</text:p>
          </table:table-cell>
          <table:table-cell table:formula="of:=[.E18]+[.G18]" office:value-type="float" office:value="0.010784" calcext:value-type="float">
            <text:p>0,010784</text:p>
          </table:table-cell>
          <table:table-cell table:formula="of:=[.H18]" office:value-type="float" office:value="0.018432" calcext:value-type="float">
            <text:p>0,018432</text:p>
          </table:table-cell>
          <table:table-cell table:formula="of:=[.I18]" office:value-type="float" office:value="0.010784" calcext:value-type="float">
            <text:p>0,010784</text:p>
          </table:table-cell>
          <table:table-cell table:formula="of:=[.H19]" office:value-type="float" office:value="0.018432" calcext:value-type="float">
            <text:p>0,018432</text:p>
          </table:table-cell>
          <table:table-cell table:formula="of:=[.I19]" office:value-type="float" office:value="0.010752" calcext:value-type="float">
            <text:p>0,010752</text:p>
          </table:table-cell>
          <table:table-cell table:formula="of:=[.H20]" office:value-type="float" office:value="0.018432" calcext:value-type="float">
            <text:p>0,018432</text:p>
          </table:table-cell>
          <table:table-cell table:formula="of:=[.I20]" office:value-type="float" office:value="0.010208" calcext:value-type="float">
            <text:p>0,010208</text:p>
          </table:table-cell>
          <table:table-cell table:formula="of:=[.C18]" office:value-type="float" office:value="87.4266" calcext:value-type="float">
            <text:p>87,4266</text:p>
          </table:table-cell>
          <table:table-cell table:formula="of:=[.C19]" office:value-type="float" office:value="96.9426" calcext:value-type="float">
            <text:p>96,9426</text:p>
          </table:table-cell>
          <table:table-cell table:formula="of:=[.C20]" office:value-type="float" office:value="193.182" calcext:value-type="float">
            <text:p>193,182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96.9426" calcext:value-type="float">
            <text:p>96,9426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.010752" calcext:value-type="float">
            <text:p>0,010752</text:p>
          </table:table-cell>
          <table:table-cell table:formula="of:=[.D19]+[.F19]" office:value-type="float" office:value="0.018432" calcext:value-type="float">
            <text:p>0,018432</text:p>
          </table:table-cell>
          <table:table-cell table:formula="of:=[.E19]+[.G19]" office:value-type="float" office:value="0.010752" calcext:value-type="float">
            <text:p>0,01075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182" calcext:value-type="float">
            <text:p>193,182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.010208" calcext:value-type="float">
            <text:p>0,010208</text:p>
          </table:table-cell>
          <table:table-cell table:formula="of:=[.D20]+[.F20]" office:value-type="float" office:value="0.018432" calcext:value-type="float">
            <text:p>0,018432</text:p>
          </table:table-cell>
          <table:table-cell table:formula="of:=[.E20]+[.G20]" office:value-type="float" office:value="0.010208" calcext:value-type="float">
            <text:p>0,010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197.528" calcext:value-type="float">
            <text:p>197,528</text:p>
          </table:table-cell>
          <table:table-cell office:value-type="float" office:value="0.049088" calcext:value-type="float">
            <text:p>0,049088</text:p>
          </table:table-cell>
          <table:table-cell office:value-type="float" office:value="0" calcext:value-type="float">
            <text:p>0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43104" calcext:value-type="float">
            <text:p>0,043104</text:p>
          </table:table-cell>
          <table:table-cell table:formula="of:=[.D21]+[.F21]" office:value-type="float" office:value="0.097888" calcext:value-type="float">
            <text:p>0,097888</text:p>
          </table:table-cell>
          <table:table-cell table:formula="of:=[.E21]+[.G21]" office:value-type="float" office:value="0.043104" calcext:value-type="float">
            <text:p>0,043104</text:p>
          </table:table-cell>
          <table:table-cell table:formula="of:=[.H21]" office:value-type="float" office:value="0.097888" calcext:value-type="float">
            <text:p>0,097888</text:p>
          </table:table-cell>
          <table:table-cell table:formula="of:=[.I21]" office:value-type="float" office:value="0.043104" calcext:value-type="float">
            <text:p>0,043104</text:p>
          </table:table-cell>
          <table:table-cell table:formula="of:=[.H22]" office:value-type="float" office:value="0.097888" calcext:value-type="float">
            <text:p>0,097888</text:p>
          </table:table-cell>
          <table:table-cell table:formula="of:=[.I22]" office:value-type="float" office:value="0.041056" calcext:value-type="float">
            <text:p>0,041056</text:p>
          </table:table-cell>
          <table:table-cell table:formula="of:=[.H23]" office:value-type="float" office:value="0.097056" calcext:value-type="float">
            <text:p>0,097056</text:p>
          </table:table-cell>
          <table:table-cell table:formula="of:=[.I23]" office:value-type="float" office:value="0.040832" calcext:value-type="float">
            <text:p>0,040832</text:p>
          </table:table-cell>
          <table:table-cell table:formula="of:=[.C21]" office:value-type="float" office:value="197.528" calcext:value-type="float">
            <text:p>197,528</text:p>
          </table:table-cell>
          <table:table-cell table:formula="of:=[.C22]" office:value-type="float" office:value="230.874" calcext:value-type="float">
            <text:p>230,874</text:p>
          </table:table-cell>
          <table:table-cell table:formula="of:=[.C23]" office:value-type="float" office:value="552.804" calcext:value-type="float">
            <text:p>552,804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230.874" calcext:value-type="float">
            <text:p>230,874</text:p>
          </table:table-cell>
          <table:table-cell office:value-type="float" office:value="0.04912" calcext:value-type="float">
            <text:p>0,04912</text:p>
          </table:table-cell>
          <table:table-cell office:value-type="float" office:value="0" calcext:value-type="float">
            <text:p>0</text:p>
          </table:table-cell>
          <table:table-cell office:value-type="float" office:value="0.048768" calcext:value-type="float">
            <text:p>0,048768</text:p>
          </table:table-cell>
          <table:table-cell office:value-type="float" office:value="0.041056" calcext:value-type="float">
            <text:p>0,041056</text:p>
          </table:table-cell>
          <table:table-cell table:formula="of:=[.D22]+[.F22]" office:value-type="float" office:value="0.097888" calcext:value-type="float">
            <text:p>0,097888</text:p>
          </table:table-cell>
          <table:table-cell table:formula="of:=[.E22]+[.G22]" office:value-type="float" office:value="0.041056" calcext:value-type="float">
            <text:p>0,041056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552.804" calcext:value-type="float">
            <text:p>552,804</text:p>
          </table:table-cell>
          <table:table-cell office:value-type="float" office:value="0.048544" calcext:value-type="float">
            <text:p>0,048544</text:p>
          </table:table-cell>
          <table:table-cell office:value-type="float" office:value="0" calcext:value-type="float">
            <text:p>0</text:p>
          </table:table-cell>
          <table:table-cell office:value-type="float" office:value="0.048512" calcext:value-type="float">
            <text:p>0,048512</text:p>
          </table:table-cell>
          <table:table-cell office:value-type="float" office:value="0.040832" calcext:value-type="float">
            <text:p>0,040832</text:p>
          </table:table-cell>
          <table:table-cell table:formula="of:=[.D23]+[.F23]" office:value-type="float" office:value="0.097056" calcext:value-type="float">
            <text:p>0,097056</text:p>
          </table:table-cell>
          <table:table-cell table:formula="of:=[.E23]+[.G23]" office:value-type="float" office:value="0.040832" calcext:value-type="float">
            <text:p>0,040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563.432" calcext:value-type="float">
            <text:p>563,432</text:p>
          </table:table-cell>
          <table:table-cell office:value-type="float" office:value="0.191168" calcext:value-type="float">
            <text:p>0,191168</text:p>
          </table:table-cell>
          <table:table-cell office:value-type="float" office:value="0" calcext:value-type="float">
            <text:p>0</text:p>
          </table:table-cell>
          <table:table-cell office:value-type="float" office:value="0.189984" calcext:value-type="float">
            <text:p>0,189984</text:p>
          </table:table-cell>
          <table:table-cell office:value-type="float" office:value="0.161376" calcext:value-type="float">
            <text:p>0,161376</text:p>
          </table:table-cell>
          <table:table-cell table:formula="of:=[.D24]+[.F24]" office:value-type="float" office:value="0.381152" calcext:value-type="float">
            <text:p>0,381152</text:p>
          </table:table-cell>
          <table:table-cell table:formula="of:=[.E24]+[.G24]" office:value-type="float" office:value="0.161376" calcext:value-type="float">
            <text:p>0,161376</text:p>
          </table:table-cell>
          <table:table-cell table:formula="of:=[.H24]" office:value-type="float" office:value="0.381152" calcext:value-type="float">
            <text:p>0,381152</text:p>
          </table:table-cell>
          <table:table-cell table:formula="of:=[.I24]" office:value-type="float" office:value="0.161376" calcext:value-type="float">
            <text:p>0,161376</text:p>
          </table:table-cell>
          <table:table-cell table:formula="of:=[.H25]" office:value-type="float" office:value="0.380928" calcext:value-type="float">
            <text:p>0,380928</text:p>
          </table:table-cell>
          <table:table-cell table:formula="of:=[.I25]" office:value-type="float" office:value="0.161248" calcext:value-type="float">
            <text:p>0,161248</text:p>
          </table:table-cell>
          <table:table-cell table:formula="of:=[.H26]" office:value-type="float" office:value="0.381248" calcext:value-type="float">
            <text:p>0,381248</text:p>
          </table:table-cell>
          <table:table-cell table:formula="of:=[.I26]" office:value-type="float" office:value="0.170976" calcext:value-type="float">
            <text:p>0,170976</text:p>
          </table:table-cell>
          <table:table-cell table:formula="of:=[.C24]" office:value-type="float" office:value="563.432" calcext:value-type="float">
            <text:p>563,432</text:p>
          </table:table-cell>
          <table:table-cell table:formula="of:=[.C25]" office:value-type="float" office:value="670.854" calcext:value-type="float">
            <text:p>670,854</text:p>
          </table:table-cell>
          <table:table-cell table:formula="of:=[.C26]" office:value-type="float" office:value="1738.07" calcext:value-type="float">
            <text:p>1738,07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670.854" calcext:value-type="float">
            <text:p>670,854</text:p>
          </table:table-cell>
          <table:table-cell office:value-type="float" office:value="0.190848" calcext:value-type="float">
            <text:p>0,190848</text:p>
          </table:table-cell>
          <table:table-cell office:value-type="float" office:value="0" calcext:value-type="float">
            <text:p>0</text:p>
          </table:table-cell>
          <table:table-cell office:value-type="float" office:value="0.19008" calcext:value-type="float">
            <text:p>0,19008</text:p>
          </table:table-cell>
          <table:table-cell office:value-type="float" office:value="0.161248" calcext:value-type="float">
            <text:p>0,161248</text:p>
          </table:table-cell>
          <table:table-cell table:formula="of:=[.D25]+[.F25]" office:value-type="float" office:value="0.380928" calcext:value-type="float">
            <text:p>0,380928</text:p>
          </table:table-cell>
          <table:table-cell table:formula="of:=[.E25]+[.G25]" office:value-type="float" office:value="0.161248" calcext:value-type="float">
            <text:p>0,16124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738.07" calcext:value-type="float">
            <text:p>1738,07</text:p>
          </table:table-cell>
          <table:table-cell office:value-type="float" office:value="0.190816" calcext:value-type="float">
            <text:p>0,190816</text:p>
          </table:table-cell>
          <table:table-cell office:value-type="float" office:value="0" calcext:value-type="float">
            <text:p>0</text:p>
          </table:table-cell>
          <table:table-cell office:value-type="float" office:value="0.190432" calcext:value-type="float">
            <text:p>0,190432</text:p>
          </table:table-cell>
          <table:table-cell office:value-type="float" office:value="0.170976" calcext:value-type="float">
            <text:p>0,170976</text:p>
          </table:table-cell>
          <table:table-cell table:formula="of:=[.D26]+[.F26]" office:value-type="float" office:value="0.381248" calcext:value-type="float">
            <text:p>0,381248</text:p>
          </table:table-cell>
          <table:table-cell table:formula="of:=[.E26]+[.G26]" office:value-type="float" office:value="0.170976" calcext:value-type="float">
            <text:p>0,170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1777.69" calcext:value-type="float">
            <text:p>1777,69</text:p>
          </table:table-cell>
          <table:table-cell office:value-type="float" office:value="1.13821" calcext:value-type="float">
            <text:p>1,13821</text:p>
          </table:table-cell>
          <table:table-cell office:value-type="float" office:value="0" calcext:value-type="float">
            <text:p>0</text:p>
          </table:table-cell>
          <table:table-cell office:value-type="float" office:value="1.0975" calcext:value-type="float">
            <text:p>1,0975</text:p>
          </table:table-cell>
          <table:table-cell office:value-type="float" office:value="1.01578" calcext:value-type="float">
            <text:p>1,01578</text:p>
          </table:table-cell>
          <table:table-cell table:formula="of:=[.D27]+[.F27]" office:value-type="float" office:value="2.23571" calcext:value-type="float">
            <text:p>2,23571</text:p>
          </table:table-cell>
          <table:table-cell table:formula="of:=[.E27]+[.G27]" office:value-type="float" office:value="1.01578" calcext:value-type="float">
            <text:p>1,01578</text:p>
          </table:table-cell>
          <table:table-cell table:formula="of:=[.H27]" office:value-type="float" office:value="2.23571" calcext:value-type="float">
            <text:p>2,23571</text:p>
          </table:table-cell>
          <table:table-cell table:formula="of:=[.I27]" office:value-type="float" office:value="1.01578" calcext:value-type="float">
            <text:p>1,01578</text:p>
          </table:table-cell>
          <table:table-cell table:formula="of:=[.H28]" office:value-type="float" office:value="2.19972" calcext:value-type="float">
            <text:p>2,19972</text:p>
          </table:table-cell>
          <table:table-cell table:formula="of:=[.I28]" office:value-type="float" office:value="1.02131" calcext:value-type="float">
            <text:p>1,02131</text:p>
          </table:table-cell>
          <table:table-cell table:formula="of:=[.H29]" office:value-type="float" office:value="2.20451" calcext:value-type="float">
            <text:p>2,20451</text:p>
          </table:table-cell>
          <table:table-cell table:formula="of:=[.I29]" office:value-type="float" office:value="1.03926" calcext:value-type="float">
            <text:p>1,03926</text:p>
          </table:table-cell>
          <table:table-cell table:formula="of:=[.C27]" office:value-type="float" office:value="1777.69" calcext:value-type="float">
            <text:p>1777,69</text:p>
          </table:table-cell>
          <table:table-cell table:formula="of:=[.C28]" office:value-type="float" office:value="2180.44" calcext:value-type="float">
            <text:p>2180,44</text:p>
          </table:table-cell>
          <table:table-cell table:formula="of:=[.C29]" office:value-type="float" office:value="6146.11" calcext:value-type="float">
            <text:p>6146,11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180.44" calcext:value-type="float">
            <text:p>2180,44</text:p>
          </table:table-cell>
          <table:table-cell office:value-type="float" office:value="1.15338" calcext:value-type="float">
            <text:p>1,15338</text:p>
          </table:table-cell>
          <table:table-cell office:value-type="float" office:value="0" calcext:value-type="float">
            <text:p>0</text:p>
          </table:table-cell>
          <table:table-cell office:value-type="float" office:value="1.04634" calcext:value-type="float">
            <text:p>1,04634</text:p>
          </table:table-cell>
          <table:table-cell office:value-type="float" office:value="1.02131" calcext:value-type="float">
            <text:p>1,02131</text:p>
          </table:table-cell>
          <table:table-cell table:formula="of:=[.D28]+[.F28]" office:value-type="float" office:value="2.19972" calcext:value-type="float">
            <text:p>2,19972</text:p>
          </table:table-cell>
          <table:table-cell table:formula="of:=[.E28]+[.G28]" office:value-type="float" office:value="1.02131" calcext:value-type="float">
            <text:p>1,02131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146.11" calcext:value-type="float">
            <text:p>6146,11</text:p>
          </table:table-cell>
          <table:table-cell office:value-type="float" office:value="1.1391" calcext:value-type="float">
            <text:p>1,1391</text:p>
          </table:table-cell>
          <table:table-cell office:value-type="float" office:value="0" calcext:value-type="float">
            <text:p>0</text:p>
          </table:table-cell>
          <table:table-cell office:value-type="float" office:value="1.06541" calcext:value-type="float">
            <text:p>1,06541</text:p>
          </table:table-cell>
          <table:table-cell office:value-type="float" office:value="1.03926" calcext:value-type="float">
            <text:p>1,03926</text:p>
          </table:table-cell>
          <table:table-cell table:formula="of:=[.D29]+[.F29]" office:value-type="float" office:value="2.20451" calcext:value-type="float">
            <text:p>2,20451</text:p>
          </table:table-cell>
          <table:table-cell table:formula="of:=[.E29]+[.G29]" office:value-type="float" office:value="1.03926" calcext:value-type="float">
            <text:p>1,039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100" calcext:value-type="float">
            <text:p>100</text:p>
          </table:table-cell>
          <table:table-cell office:value-type="float" office:value="6298.35" calcext:value-type="float">
            <text:p>6298,35</text:p>
          </table:table-cell>
          <table:table-cell office:value-type="float" office:value="4.95498" calcext:value-type="float">
            <text:p>4,95498</text:p>
          </table:table-cell>
          <table:table-cell office:value-type="float" office:value="0" calcext:value-type="float">
            <text:p>0</text:p>
          </table:table-cell>
          <table:table-cell office:value-type="float" office:value="4.83888" calcext:value-type="float">
            <text:p>4,83888</text:p>
          </table:table-cell>
          <table:table-cell office:value-type="float" office:value="5.15734" calcext:value-type="float">
            <text:p>5,15734</text:p>
          </table:table-cell>
          <table:table-cell table:formula="of:=[.D30]+[.F30]" office:value-type="float" office:value="9.79386" calcext:value-type="float">
            <text:p>9,79386</text:p>
          </table:table-cell>
          <table:table-cell table:formula="of:=[.E30]+[.G30]" office:value-type="float" office:value="5.15734" calcext:value-type="float">
            <text:p>5,15734</text:p>
          </table:table-cell>
          <table:table-cell table:formula="of:=[.H30]" office:value-type="float" office:value="9.79386" calcext:value-type="float">
            <text:p>9,79386</text:p>
          </table:table-cell>
          <table:table-cell table:formula="of:=[.I30]" office:value-type="float" office:value="5.15734" calcext:value-type="float">
            <text:p>5,15734</text:p>
          </table:table-cell>
          <table:table-cell table:formula="of:=[.H31]" office:value-type="float" office:value="9.92416" calcext:value-type="float">
            <text:p>9,92416</text:p>
          </table:table-cell>
          <table:table-cell table:formula="of:=[.I31]" office:value-type="float" office:value="4.82902" calcext:value-type="float">
            <text:p>4,82902</text:p>
          </table:table-cell>
          <table:table-cell table:formula="of:=[.H32]" office:value-type="float" office:value="9.50803" calcext:value-type="float">
            <text:p>9,50803</text:p>
          </table:table-cell>
          <table:table-cell table:formula="of:=[.I32]" office:value-type="float" office:value="4.79814" calcext:value-type="float">
            <text:p>4,79814</text:p>
          </table:table-cell>
          <table:table-cell table:formula="of:=[.C30]" office:value-type="float" office:value="6298.35" calcext:value-type="float">
            <text:p>6298,35</text:p>
          </table:table-cell>
          <table:table-cell table:formula="of:=[.C31]" office:value-type="float" office:value="7810.32" calcext:value-type="float">
            <text:p>7810,32</text:p>
          </table:table-cell>
          <table:table-cell table:formula="of:=[.C32]" office:value-type="float" office:value="22929.1" calcext:value-type="float">
            <text:p>22929,1</text:p>
          </table:table-cell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" calcext:value-type="float">
            <text:p>1000</text:p>
          </table:table-cell>
          <table:table-cell office:value-type="float" office:value="7810.32" calcext:value-type="float">
            <text:p>7810,32</text:p>
          </table:table-cell>
          <table:table-cell office:value-type="float" office:value="4.92842" calcext:value-type="float">
            <text:p>4,92842</text:p>
          </table:table-cell>
          <table:table-cell office:value-type="float" office:value="0" calcext:value-type="float">
            <text:p>0</text:p>
          </table:table-cell>
          <table:table-cell office:value-type="float" office:value="4.99574" calcext:value-type="float">
            <text:p>4,99574</text:p>
          </table:table-cell>
          <table:table-cell office:value-type="float" office:value="4.82902" calcext:value-type="float">
            <text:p>4,82902</text:p>
          </table:table-cell>
          <table:table-cell table:formula="of:=[.D31]+[.F31]" office:value-type="float" office:value="9.92416" calcext:value-type="float">
            <text:p>9,92416</text:p>
          </table:table-cell>
          <table:table-cell table:formula="of:=[.E31]+[.G31]" office:value-type="float" office:value="4.82902" calcext:value-type="float">
            <text:p>4,82902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2929.1" calcext:value-type="float">
            <text:p>22929,1</text:p>
          </table:table-cell>
          <table:table-cell office:value-type="float" office:value="4.81037" calcext:value-type="float">
            <text:p>4,81037</text:p>
          </table:table-cell>
          <table:table-cell office:value-type="float" office:value="0" calcext:value-type="float">
            <text:p>0</text:p>
          </table:table-cell>
          <table:table-cell office:value-type="float" office:value="4.69766" calcext:value-type="float">
            <text:p>4,69766</text:p>
          </table:table-cell>
          <table:table-cell office:value-type="float" office:value="4.79814" calcext:value-type="float">
            <text:p>4,79814</text:p>
          </table:table-cell>
          <table:table-cell table:formula="of:=[.D32]+[.F32]" office:value-type="float" office:value="9.50803" calcext:value-type="float">
            <text:p>9,50803</text:p>
          </table:table-cell>
          <table:table-cell table:formula="of:=[.E32]+[.G32]" office:value-type="float" office:value="4.79814" calcext:value-type="float">
            <text:p>4,79814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23613.1" calcext:value-type="float">
            <text:p>23613,1</text:p>
          </table:table-cell>
          <table:table-cell office:value-type="float" office:value="19.4258" calcext:value-type="float">
            <text:p>19,4258</text:p>
          </table:table-cell>
          <table:table-cell office:value-type="float" office:value="0" calcext:value-type="float">
            <text:p>0</text:p>
          </table:table-cell>
          <table:table-cell office:value-type="float" office:value="19.3988" calcext:value-type="float">
            <text:p>19,3988</text:p>
          </table:table-cell>
          <table:table-cell office:value-type="float" office:value="20.8703" calcext:value-type="float">
            <text:p>20,8703</text:p>
          </table:table-cell>
          <table:table-cell table:formula="of:=[.D33]+[.F33]" office:value-type="float" office:value="38.8246" calcext:value-type="float">
            <text:p>38,8246</text:p>
          </table:table-cell>
          <table:table-cell table:formula="of:=[.E33]+[.G33]" office:value-type="float" office:value="20.8703" calcext:value-type="float">
            <text:p>20,8703</text:p>
          </table:table-cell>
          <table:table-cell table:formula="of:=[.H33]" office:value-type="float" office:value="38.8246" calcext:value-type="float">
            <text:p>38,8246</text:p>
          </table:table-cell>
          <table:table-cell table:formula="of:=[.I33]" office:value-type="float" office:value="20.8703" calcext:value-type="float">
            <text:p>20,8703</text:p>
          </table:table-cell>
          <table:table-cell table:formula="of:=[.H34]" office:value-type="float" office:value="39.0096" calcext:value-type="float">
            <text:p>39,0096</text:p>
          </table:table-cell>
          <table:table-cell table:formula="of:=[.I34]" office:value-type="float" office:value="22.8448" calcext:value-type="float">
            <text:p>22,8448</text:p>
          </table:table-cell>
          <table:table-cell table:formula="of:=[.H35]" office:value-type="float" office:value="40.4506" calcext:value-type="float">
            <text:p>40,4506</text:p>
          </table:table-cell>
          <table:table-cell table:formula="of:=[.I35]" office:value-type="float" office:value="22.0082" calcext:value-type="float">
            <text:p>22,0082</text:p>
          </table:table-cell>
          <table:table-cell table:formula="of:=[.C33]" office:value-type="float" office:value="23613.1" calcext:value-type="float">
            <text:p>23613,1</text:p>
          </table:table-cell>
          <table:table-cell table:formula="of:=[.C34]" office:value-type="float" office:value="30520.5" calcext:value-type="float">
            <text:p>30520,5</text:p>
          </table:table-cell>
          <table:table-cell table:formula="of:=[.C35]" office:value-type="float" office:value="102036" calcext:value-type="float">
            <text:p>102036</text:p>
          </table:table-cell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30520.5" calcext:value-type="float">
            <text:p>30520,5</text:p>
          </table:table-cell>
          <table:table-cell office:value-type="float" office:value="19.6595" calcext:value-type="float">
            <text:p>19,6595</text:p>
          </table:table-cell>
          <table:table-cell office:value-type="float" office:value="0" calcext:value-type="float">
            <text:p>0</text:p>
          </table:table-cell>
          <table:table-cell office:value-type="float" office:value="19.3501" calcext:value-type="float">
            <text:p>19,3501</text:p>
          </table:table-cell>
          <table:table-cell office:value-type="float" office:value="22.8448" calcext:value-type="float">
            <text:p>22,8448</text:p>
          </table:table-cell>
          <table:table-cell table:formula="of:=[.D34]+[.F34]" office:value-type="float" office:value="39.0096" calcext:value-type="float">
            <text:p>39,0096</text:p>
          </table:table-cell>
          <table:table-cell table:formula="of:=[.E34]+[.G34]" office:value-type="float" office:value="22.8448" calcext:value-type="float">
            <text:p>22,8448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36" calcext:value-type="float">
            <text:p>102036</text:p>
          </table:table-cell>
          <table:table-cell office:value-type="float" office:value="20.5349" calcext:value-type="float">
            <text:p>20,5349</text:p>
          </table:table-cell>
          <table:table-cell office:value-type="float" office:value="0" calcext:value-type="float">
            <text:p>0</text:p>
          </table:table-cell>
          <table:table-cell office:value-type="float" office:value="19.9157" calcext:value-type="float">
            <text:p>19,9157</text:p>
          </table:table-cell>
          <table:table-cell office:value-type="float" office:value="22.0082" calcext:value-type="float">
            <text:p>22,0082</text:p>
          </table:table-cell>
          <table:table-cell table:formula="of:=[.D35]+[.F35]" office:value-type="float" office:value="40.4506" calcext:value-type="float">
            <text:p>40,4506</text:p>
          </table:table-cell>
          <table:table-cell table:formula="of:=[.E35]+[.G35]" office:value-type="float" office:value="22.0082" calcext:value-type="float">
            <text:p>22,0082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7"/>
          <table:table-cell table:style-name="ce1" office:value-type="string" calcext:value-type="string">
            <text:p>GeForce GTX 1060 6GB <text:s/>| <text:s/>NVIDIA Corporation <text:s/>| <text:s/>GPU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PS3-1_gpu'.A2:'PS3-1_gpu'.K35" table:display-filter-buttons="true" table:orientation="column">
          <table:filter>
            <table:filter-and>
              <table:filter-condition table:field-number="0" table:value="100" table:operator="="/>
              <table:filter-condition table:field-number="-1" table:value="16x16" table:operator="=">
                <table:filter-set-item table:value="16x16"/>
                <table:filter-set-item table:value="1024x1024"/>
                <table:filter-set-item table:value="128x128"/>
                <table:filter-set-item table:value="2048x2048"/>
                <table:filter-set-item table:value="256x256"/>
                <table:filter-set-item table:value="8x8"/>
                <table:filter-set-item table:value="32x32"/>
                <table:filter-set-item table:value="4x4"/>
                <table:filter-set-item table:value="512x512"/>
                <table:filter-set-item table:value="64x64"/>
              </table:filter-condition>
            </table:filter-and>
          </table:filter>
        </table:database-range>
        <table:database-range table:name="__Anonymous_Sheet_DB__1" table:target-range-address="'PS3-2_gpu_'.A2:'PS3-2_gpu_'.I35" table:display-filter-buttons="true" table:orientation="column">
          <table:filter>
            <table:filter-and>
              <table:filter-condition table:field-number="0" table:value="100" table:operator="="/>
              <table:filter-condition table:field-number="-1" table:value="16x16" table:operator="=">
                <table:filter-set-item table:value="16x16"/>
                <table:filter-set-item table:value="1024x1024"/>
                <table:filter-set-item table:value="128x128"/>
                <table:filter-set-item table:value="2048x2048"/>
                <table:filter-set-item table:value="256x256"/>
                <table:filter-set-item table:value="8x8"/>
                <table:filter-set-item table:value="32x32"/>
                <table:filter-set-item table:value="4x4"/>
                <table:filter-set-item table:value="512x512"/>
                <table:filter-set-item table:value="64x64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2" loext:min-decimal-places="2" number:min-integer-digits="1"/>
      <number:text> ms</number:text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5" loext:min-decimal-places="5"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 style:data-style-name="N2" text:time-value="00:49:18.541418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04.568718609</meta:creation-date>
    <dc:date>2016-11-07T01:08:49.922274323</dc:date>
    <meta:editing-duration>PT2H15M7S</meta:editing-duration>
    <meta:editing-cycles>11</meta:editing-cycles>
    <meta:generator>LibreOffice/5.2.3.3$Linux_X86_64 LibreOffice_project/20m0$Build-3</meta:generator>
    <meta:document-statistic meta:table-count="2" meta:cell-count="9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legend chart:legend-position="end" svg:x="12.405cm" svg:y="3.691cm" style:legend-expansion="high" chart:style-name="ch2"/>
        <chart:plot-area chart:style-name="ch3" table:cell-range-address="'PS3-2_gpu_'.A3:'PS3-2_gpu_'.A37 'PS3-2_gpu_'.P2:'PS3-2_gpu_'.R33" chart:data-source-has-labels="both" svg:x="0.32cm" svg:y="0.18cm" svg:width="11.765cm" svg:height="8.64cm">
          <chartooo:coordinate-region svg:x="1.581cm" svg:y="0.18cm" svg:width="10.361cm" svg:height="6.634cm"/>
          <chart:axis chart:dimension="x" chart:name="primary-x" chart:style-name="ch4" chartooo:axis-type="auto">
            <chartooo:date-scale/>
            <chart:categories table:cell-range-address="'PS3-2_gpu_'.A3:'PS3-2_gpu_'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gpu_'.P3:'PS3-2_gpu_'.P33" chart:label-cell-address="'PS3-2_gpu_'.P2:'PS3-2_gpu_'.P2" chart:class="chart:line">
            <chart:data-point chart:repeated="10"/>
          </chart:series>
          <chart:series chart:style-name="ch7" chart:values-cell-range-address="'PS3-2_gpu_'.Q3:'PS3-2_gpu_'.Q33" chart:label-cell-address="'PS3-2_gpu_'.Q2:'PS3-2_gpu_'.Q2" chart:class="chart:line">
            <chart:data-point chart:repeated="10"/>
          </chart:series>
          <chart:series chart:style-name="ch8" chart:values-cell-range-address="'PS3-2_gpu_'.R3:'PS3-2_gpu_'.R33" chart:label-cell-address="'PS3-2_gpu_'.R2:'PS3-2_gpu_'.R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2_gpu_'.P2:'PS3-2_gpu_'.P2</svg:desc>
                </draw:g>
              </table:table-cell>
              <table:table-cell office:value-type="string">
                <text:p>1000x kernel</text:p>
                <draw:g>
                  <svg:desc>'PS3-2_gpu_'.Q2:'PS3-2_gpu_'.Q2</svg:desc>
                </draw:g>
              </table:table-cell>
              <table:table-cell office:value-type="string">
                <text:p>10000x kernel</text:p>
                <draw:g>
                  <svg:desc>'PS3-2_gpu_'.R2:'PS3-2_gpu_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gpu_'.A3:'PS3-2_gpu_'.A37</svg:desc>
                </draw:g>
              </table:table-cell>
              <table:table-cell office:value-type="float" office:value="0.039808">
                <text:p>0.039808</text:p>
                <draw:g>
                  <svg:desc>'PS3-2_gpu_'.P3:'PS3-2_gpu_'.P33</svg:desc>
                </draw:g>
              </table:table-cell>
              <table:table-cell office:value-type="float" office:value="0.254848">
                <text:p>0.254848</text:p>
                <draw:g>
                  <svg:desc>'PS3-2_gpu_'.Q3:'PS3-2_gpu_'.Q33</svg:desc>
                </draw:g>
              </table:table-cell>
              <table:table-cell office:value-type="float" office:value="2.32742">
                <text:p>2.32742</text:p>
                <draw:g>
                  <svg:desc>'PS3-2_gpu_'.R3:'PS3-2_gpu_'.R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2.35712">
                <text:p>2.35712</text:p>
              </table:table-cell>
              <table:table-cell office:value-type="float" office:value="2.6049">
                <text:p>2.6049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5.10128">
                <text:p>5.10128</text:p>
              </table:table-cell>
              <table:table-cell office:value-type="float" office:value="6.10275">
                <text:p>6.10275</text:p>
              </table:table-cell>
              <table:table-cell office:value-type="float" office:value="15.6792">
                <text:p>15.6792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5.8891">
                <text:p>15.8891</text:p>
              </table:table-cell>
              <table:table-cell office:value-type="float" office:value="17.8214">
                <text:p>17.8214</text:p>
              </table:table-cell>
              <table:table-cell office:value-type="float" office:value="38.0444">
                <text:p>38.044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38.4865">
                <text:p>38.4865</text:p>
              </table:table-cell>
              <table:table-cell office:value-type="float" office:value="42.7546">
                <text:p>42.7546</text:p>
              </table:table-cell>
              <table:table-cell office:value-type="float" office:value="86.4609">
                <text:p>86.4609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87.4266">
                <text:p>87.4266</text:p>
              </table:table-cell>
              <table:table-cell office:value-type="float" office:value="96.9426">
                <text:p>96.9426</text:p>
              </table:table-cell>
              <table:table-cell office:value-type="float" office:value="193.182">
                <text:p>193.182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197.528">
                <text:p>197.528</text:p>
              </table:table-cell>
              <table:table-cell office:value-type="float" office:value="230.874">
                <text:p>230.874</text:p>
              </table:table-cell>
              <table:table-cell office:value-type="float" office:value="552.804">
                <text:p>552.804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563.432">
                <text:p>563.432</text:p>
              </table:table-cell>
              <table:table-cell office:value-type="float" office:value="670.854">
                <text:p>670.854</text:p>
              </table:table-cell>
              <table:table-cell office:value-type="float" office:value="1738.07">
                <text:p>1738.07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777.69">
                <text:p>1777.69</text:p>
              </table:table-cell>
              <table:table-cell office:value-type="float" office:value="2180.44">
                <text:p>2180.44</text:p>
              </table:table-cell>
              <table:table-cell office:value-type="float" office:value="6146.11">
                <text:p>6146.11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6298.35">
                <text:p>6298.35</text:p>
              </table:table-cell>
              <table:table-cell office:value-type="float" office:value="7810.32">
                <text:p>7810.32</text:p>
              </table:table-cell>
              <table:table-cell office:value-type="float" office:value="22929.1">
                <text:p>2292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legend chart:legend-position="end" svg:x="12.405cm" svg:y="3.691cm" style:legend-expansion="high" chart:style-name="ch2"/>
        <chart:plot-area chart:style-name="ch3" table:cell-range-address="'PS3-1_gpu'.A3:'PS3-1_gpu'.A38 'PS3-1_gpu'.R2:'PS3-1_gpu'.T33" chart:data-source-has-labels="both" svg:x="0.32cm" svg:y="0.18cm" svg:width="11.765cm" svg:height="8.64cm">
          <chartooo:coordinate-region svg:x="1.581cm" svg:y="0.18cm" svg:width="10.361cm" svg:height="6.635cm"/>
          <chart:axis chart:dimension="x" chart:name="primary-x" chart:style-name="ch4" chartooo:axis-type="auto">
            <chartooo:date-scale/>
            <chart:categories table:cell-range-address="'PS3-1_gpu'.A3:'PS3-1_gpu'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R3:'PS3-1_gpu'.R33" chart:label-cell-address="'PS3-1_gpu'.R2:'PS3-1_gpu'.R2" chart:class="chart:line">
            <chart:data-point chart:repeated="10"/>
          </chart:series>
          <chart:series chart:style-name="ch7" chart:values-cell-range-address="'PS3-1_gpu'.S3:'PS3-1_gpu'.S33" chart:label-cell-address="'PS3-1_gpu'.S2:'PS3-1_gpu'.S2" chart:class="chart:line">
            <chart:data-point chart:repeated="10"/>
          </chart:series>
          <chart:series chart:style-name="ch8" chart:values-cell-range-address="'PS3-1_gpu'.T3:'PS3-1_gpu'.T33" chart:label-cell-address="'PS3-1_gpu'.T2:'PS3-1_gpu'.T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kernel</text:p>
                <draw:g>
                  <svg:desc>'PS3-1_gpu'.R2:'PS3-1_gpu'.R2</svg:desc>
                </draw:g>
              </table:table-cell>
              <table:table-cell office:value-type="string">
                <text:p>1000x kernel</text:p>
                <draw:g>
                  <svg:desc>'PS3-1_gpu'.S2:'PS3-1_gpu'.S2</svg:desc>
                </draw:g>
              </table:table-cell>
              <table:table-cell office:value-type="string">
                <text:p>10000x kernel</text:p>
                <draw:g>
                  <svg:desc>'PS3-1_gpu'.T2:'PS3-1_gpu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8</svg:desc>
                </draw:g>
              </table:table-cell>
              <table:table-cell office:value-type="float" office:value="0.6384">
                <text:p>0.6384</text:p>
                <draw:g>
                  <svg:desc>'PS3-1_gpu'.R3:'PS3-1_gpu'.R33</svg:desc>
                </draw:g>
              </table:table-cell>
              <table:table-cell office:value-type="float" office:value="7.17648">
                <text:p>7.17648</text:p>
                <draw:g>
                  <svg:desc>'PS3-1_gpu'.S3:'PS3-1_gpu'.S33</svg:desc>
                </draw:g>
              </table:table-cell>
              <table:table-cell office:value-type="float" office:value="58.9271">
                <text:p>58.9271</text:p>
                <draw:g>
                  <svg:desc>'PS3-1_gpu'.T3:'PS3-1_gpu'.T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59.4186">
                <text:p>59.4186</text:p>
              </table:table-cell>
              <table:table-cell office:value-type="float" office:value="64.4186">
                <text:p>64.4186</text:p>
              </table:table-cell>
              <table:table-cell office:value-type="float" office:value="113.846">
                <text:p>113.84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14.362">
                <text:p>114.362</text:p>
              </table:table-cell>
              <table:table-cell office:value-type="float" office:value="119.524">
                <text:p>119.524</text:p>
              </table:table-cell>
              <table:table-cell office:value-type="float" office:value="171.047">
                <text:p>171.047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71.603">
                <text:p>171.603</text:p>
              </table:table-cell>
              <table:table-cell office:value-type="float" office:value="176.997">
                <text:p>176.997</text:p>
              </table:table-cell>
              <table:table-cell office:value-type="float" office:value="232.343">
                <text:p>232.343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233.215">
                <text:p>233.215</text:p>
              </table:table-cell>
              <table:table-cell office:value-type="float" office:value="240.679">
                <text:p>240.679</text:p>
              </table:table-cell>
              <table:table-cell office:value-type="float" office:value="309.142">
                <text:p>309.142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310.389">
                <text:p>310.389</text:p>
              </table:table-cell>
              <table:table-cell office:value-type="float" office:value="322.579">
                <text:p>322.579</text:p>
              </table:table-cell>
              <table:table-cell office:value-type="float" office:value="444.899">
                <text:p>444.899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448.586">
                <text:p>448.586</text:p>
              </table:table-cell>
              <table:table-cell office:value-type="float" office:value="486.103">
                <text:p>486.103</text:p>
              </table:table-cell>
              <table:table-cell office:value-type="float" office:value="851.697">
                <text:p>851.697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864.982">
                <text:p>864.982</text:p>
              </table:table-cell>
              <table:table-cell office:value-type="float" office:value="997.449">
                <text:p>997.449</text:p>
              </table:table-cell>
              <table:table-cell office:value-type="float" office:value="2322.53">
                <text:p>2322.5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371.6">
                <text:p>2371.6</text:p>
              </table:table-cell>
              <table:table-cell office:value-type="float" office:value="2859.82">
                <text:p>2859.82</text:p>
              </table:table-cell>
              <table:table-cell office:value-type="float" office:value="7173.95">
                <text:p>7173.95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7329.51">
                <text:p>7329.51</text:p>
              </table:table-cell>
              <table:table-cell office:value-type="float" office:value="8889.86">
                <text:p>8889.86</text:p>
              </table:table-cell>
              <table:table-cell office:value-type="float" office:value="24526.8">
                <text:p>2452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2.626cm" svg:y="2.933cm" style:legend-expansion="high" chart:style-name="ch2"/>
        <chart:plot-area chart:style-name="ch3" table:cell-range-address="'PS3-1_gpu'.A3:'PS3-1_gpu'.A33 'PS3-1_gpu'.L2:'PS3-1_gpu'.Q33" chart:data-source-has-labels="both" svg:x="0.319cm" svg:y="0.18cm" svg:width="11.988cm" svg:height="8.642cm">
          <chartooo:coordinate-region svg:x="1.58cm" svg:y="0.18cm" svg:width="10.584cm" svg:height="6.637cm"/>
          <chart:axis chart:dimension="x" chart:name="primary-x" chart:style-name="ch4" chartooo:axis-type="auto">
            <chartooo:date-scale/>
            <chart:categories table:cell-range-address="'PS3-1_gpu'.A3:'PS3-1_gpu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L3:'PS3-1_gpu'.L33" chart:label-cell-address="'PS3-1_gpu'.L2:'PS3-1_gpu'.L2" chart:class="chart:line">
            <chart:data-point chart:repeated="10"/>
          </chart:series>
          <chart:series chart:style-name="ch7" chart:values-cell-range-address="'PS3-1_gpu'.M3:'PS3-1_gpu'.M33" chart:label-cell-address="'PS3-1_gpu'.M2:'PS3-1_gpu'.M2" chart:class="chart:line">
            <chart:data-point chart:repeated="10"/>
          </chart:series>
          <chart:series chart:style-name="ch8" chart:values-cell-range-address="'PS3-1_gpu'.N3:'PS3-1_gpu'.N33" chart:label-cell-address="'PS3-1_gpu'.N2:'PS3-1_gpu'.N2" chart:class="chart:line">
            <chart:data-point chart:repeated="10"/>
          </chart:series>
          <chart:series chart:style-name="ch9" chart:values-cell-range-address="'PS3-1_gpu'.O3:'PS3-1_gpu'.O33" chart:label-cell-address="'PS3-1_gpu'.O2:'PS3-1_gpu'.O2" chart:class="chart:line">
            <chart:data-point chart:repeated="10"/>
          </chart:series>
          <chart:series chart:style-name="ch10" chart:values-cell-range-address="'PS3-1_gpu'.P3:'PS3-1_gpu'.P33" chart:label-cell-address="'PS3-1_gpu'.P2:'PS3-1_gpu'.P2" chart:class="chart:line">
            <chart:data-point chart:repeated="10"/>
          </chart:series>
          <chart:series chart:style-name="ch11" chart:values-cell-range-address="'PS3-1_gpu'.Q3:'PS3-1_gpu'.Q33" chart:label-cell-address="'PS3-1_gpu'.Q2:'PS3-1_gpu'.Q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1_gpu'.L2:'PS3-1_gpu'.L2</svg:desc>
                </draw:g>
              </table:table-cell>
              <table:table-cell office:value-type="string">
                <text:p>100x read</text:p>
                <draw:g>
                  <svg:desc>'PS3-1_gpu'.M2:'PS3-1_gpu'.M2</svg:desc>
                </draw:g>
              </table:table-cell>
              <table:table-cell office:value-type="string">
                <text:p>1000x write</text:p>
                <draw:g>
                  <svg:desc>'PS3-1_gpu'.N2:'PS3-1_gpu'.N2</svg:desc>
                </draw:g>
              </table:table-cell>
              <table:table-cell office:value-type="string">
                <text:p>1000x read</text:p>
                <draw:g>
                  <svg:desc>'PS3-1_gpu'.O2:'PS3-1_gpu'.O2</svg:desc>
                </draw:g>
              </table:table-cell>
              <table:table-cell office:value-type="string">
                <text:p>10000x write</text:p>
                <draw:g>
                  <svg:desc>'PS3-1_gpu'.P2:'PS3-1_gpu'.P2</svg:desc>
                </draw:g>
              </table:table-cell>
              <table:table-cell office:value-type="string">
                <text:p>10000x read</text:p>
                <draw:g>
                  <svg:desc>'PS3-1_gpu'.Q2:'PS3-1_gpu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3</svg:desc>
                </draw:g>
              </table:table-cell>
              <table:table-cell office:value-type="float" office:value="0.076288">
                <text:p>0.076288</text:p>
                <draw:g>
                  <svg:desc>'PS3-1_gpu'.L3:'PS3-1_gpu'.L33</svg:desc>
                </draw:g>
              </table:table-cell>
              <table:table-cell office:value-type="float" office:value="0.095008">
                <text:p>0.095008</text:p>
                <draw:g>
                  <svg:desc>'PS3-1_gpu'.M3:'PS3-1_gpu'.M33</svg:desc>
                </draw:g>
              </table:table-cell>
              <table:table-cell office:value-type="float" office:value="0.73392">
                <text:p>0.73392</text:p>
                <draw:g>
                  <svg:desc>'PS3-1_gpu'.N3:'PS3-1_gpu'.N33</svg:desc>
                </draw:g>
              </table:table-cell>
              <table:table-cell office:value-type="float" office:value="0.952576">
                <text:p>0.952576</text:p>
                <draw:g>
                  <svg:desc>'PS3-1_gpu'.O3:'PS3-1_gpu'.O33</svg:desc>
                </draw:g>
              </table:table-cell>
              <table:table-cell office:value-type="float" office:value="7.42579">
                <text:p>7.42579</text:p>
                <draw:g>
                  <svg:desc>'PS3-1_gpu'.P3:'PS3-1_gpu'.P33</svg:desc>
                </draw:g>
              </table:table-cell>
              <table:table-cell office:value-type="float" office:value="9.37552">
                <text:p>9.37552</text:p>
                <draw:g>
                  <svg:desc>'PS3-1_gpu'.Q3:'PS3-1_gpu'.Q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77536">
                <text:p>0.077536</text:p>
              </table:table-cell>
              <table:table-cell office:value-type="float" office:value="0.092608">
                <text:p>0.092608</text:p>
              </table:table-cell>
              <table:table-cell office:value-type="float" office:value="0.770048">
                <text:p>0.770048</text:p>
              </table:table-cell>
              <table:table-cell office:value-type="float" office:value="0.939072">
                <text:p>0.939072</text:p>
              </table:table-cell>
              <table:table-cell office:value-type="float" office:value="7.592544">
                <text:p>7.592544</text:p>
              </table:table-cell>
              <table:table-cell office:value-type="float" office:value="9.45466">
                <text:p>9.4546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78048">
                <text:p>0.078048</text:p>
              </table:table-cell>
              <table:table-cell office:value-type="float" office:value="0.099072">
                <text:p>0.099072</text:p>
              </table:table-cell>
              <table:table-cell office:value-type="float" office:value="0.827456">
                <text:p>0.827456</text:p>
              </table:table-cell>
              <table:table-cell office:value-type="float" office:value="0.97264">
                <text:p>0.97264</text:p>
              </table:table-cell>
              <table:table-cell office:value-type="float" office:value="8.275134">
                <text:p>8.275134</text:p>
              </table:table-cell>
              <table:table-cell office:value-type="float" office:value="9.65312">
                <text:p>9.65312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110528">
                <text:p>0.110528</text:p>
              </table:table-cell>
              <table:table-cell office:value-type="float" office:value="0.107008">
                <text:p>0.107008</text:p>
              </table:table-cell>
              <table:table-cell office:value-type="float" office:value="1.085698">
                <text:p>1.085698</text:p>
              </table:table-cell>
              <table:table-cell office:value-type="float" office:value="1.06646">
                <text:p>1.06646</text:p>
              </table:table-cell>
              <table:table-cell office:value-type="float" office:value="10.956816">
                <text:p>10.956816</text:p>
              </table:table-cell>
              <table:table-cell office:value-type="float" office:value="10.6897">
                <text:p>10.6897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231424">
                <text:p>0.231424</text:p>
              </table:table-cell>
              <table:table-cell office:value-type="float" office:value="0.287904">
                <text:p>0.287904</text:p>
              </table:table-cell>
              <table:table-cell office:value-type="float" office:value="2.237436">
                <text:p>2.237436</text:p>
              </table:table-cell>
              <table:table-cell office:value-type="float" office:value="2.88976">
                <text:p>2.88976</text:p>
              </table:table-cell>
              <table:table-cell office:value-type="float" office:value="22.348896">
                <text:p>22.348896</text:p>
              </table:table-cell>
              <table:table-cell office:value-type="float" office:value="28.775">
                <text:p>28.775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97792">
                <text:p>0.97792</text:p>
              </table:table-cell>
              <table:table-cell office:value-type="float" office:value="1.05738">
                <text:p>1.05738</text:p>
              </table:table-cell>
              <table:table-cell office:value-type="float" office:value="9.423842">
                <text:p>9.423842</text:p>
              </table:table-cell>
              <table:table-cell office:value-type="float" office:value="10.4948">
                <text:p>10.4948</text:p>
              </table:table-cell>
              <table:table-cell office:value-type="float" office:value="94.386156">
                <text:p>94.386156</text:p>
              </table:table-cell>
              <table:table-cell office:value-type="float" office:value="104.323">
                <text:p>104.323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5.0455">
                <text:p>5.0455</text:p>
              </table:table-cell>
              <table:table-cell office:value-type="float" office:value="4.06605">
                <text:p>4.06605</text:p>
              </table:table-cell>
              <table:table-cell office:value-type="float" office:value="48.810008">
                <text:p>48.810008</text:p>
              </table:table-cell>
              <table:table-cell office:value-type="float" office:value="40.5474">
                <text:p>40.5474</text:p>
              </table:table-cell>
              <table:table-cell office:value-type="float" office:value="486.608536">
                <text:p>486.608536</text:p>
              </table:table-cell>
              <table:table-cell office:value-type="float" office:value="412.178">
                <text:p>412.178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9.583704">
                <text:p>19.583704</text:p>
              </table:table-cell>
              <table:table-cell office:value-type="float" office:value="16.3186">
                <text:p>16.3186</text:p>
              </table:table-cell>
              <table:table-cell office:value-type="float" office:value="190.857024">
                <text:p>190.857024</text:p>
              </table:table-cell>
              <table:table-cell office:value-type="float" office:value="163.482">
                <text:p>163.482</text:p>
              </table:table-cell>
              <table:table-cell office:value-type="float" office:value="1902.551184">
                <text:p>1902.551184</text:p>
              </table:table-cell>
              <table:table-cell office:value-type="float" office:value="1632.33">
                <text:p>1632.3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15.89869">
                <text:p>115.89869</text:p>
              </table:table-cell>
              <table:table-cell office:value-type="float" office:value="101.14">
                <text:p>101.14</text:p>
              </table:table-cell>
              <table:table-cell office:value-type="float" office:value="1131.55968">
                <text:p>1131.55968</text:p>
              </table:table-cell>
              <table:table-cell office:value-type="float" office:value="1001.61">
                <text:p>1001.61</text:p>
              </table:table-cell>
              <table:table-cell office:value-type="float" office:value="11311.53184">
                <text:p>11311.53184</text:p>
              </table:table-cell>
              <table:table-cell office:value-type="float" office:value="10058.4">
                <text:p>10058.4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504.13898">
                <text:p>504.13898</text:p>
              </table:table-cell>
              <table:table-cell office:value-type="float" office:value="515.365">
                <text:p>515.365</text:p>
              </table:table-cell>
              <table:table-cell office:value-type="float" office:value="4865.26047">
                <text:p>4865.26047</text:p>
              </table:table-cell>
              <table:table-cell office:value-type="float" office:value="4744.81">
                <text:p>4744.81</text:p>
              </table:table-cell>
              <table:table-cell office:value-type="float" office:value="48426.49696">
                <text:p>48426.49696</text:p>
              </table:table-cell>
              <table:table-cell office:value-type="float" office:value="47245.4">
                <text:p>47245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2.626cm" svg:y="2.933cm" style:legend-expansion="high" chart:style-name="ch2"/>
        <chart:plot-area chart:style-name="ch3" table:cell-range-address="'PS3-2_gpu_'.A3:'PS3-2_gpu_'.A33 'PS3-2_gpu_'.J2:'PS3-2_gpu_'.O33" chart:data-source-has-labels="both" svg:x="0.319cm" svg:y="0.18cm" svg:width="11.988cm" svg:height="8.642cm">
          <chartooo:coordinate-region svg:x="0.772cm" svg:y="0.18cm" svg:width="11.191cm" svg:height="6.637cm"/>
          <chart:axis chart:dimension="x" chart:name="primary-x" chart:style-name="ch4" chartooo:axis-type="auto">
            <chartooo:date-scale/>
            <chart:categories table:cell-range-address="'PS3-2_gpu_'.A3:'PS3-2_gpu_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gpu_'.J3:'PS3-2_gpu_'.J33" chart:label-cell-address="'PS3-2_gpu_'.J2:'PS3-2_gpu_'.J2" chart:class="chart:line">
            <chart:data-point chart:repeated="10"/>
          </chart:series>
          <chart:series chart:style-name="ch7" chart:values-cell-range-address="'PS3-2_gpu_'.K3:'PS3-2_gpu_'.K33" chart:label-cell-address="'PS3-2_gpu_'.K2:'PS3-2_gpu_'.K2" chart:class="chart:line">
            <chart:data-point chart:repeated="10"/>
          </chart:series>
          <chart:series chart:style-name="ch8" chart:values-cell-range-address="'PS3-2_gpu_'.L3:'PS3-2_gpu_'.L33" chart:label-cell-address="'PS3-2_gpu_'.L2:'PS3-2_gpu_'.L2" chart:class="chart:line">
            <chart:data-point chart:repeated="10"/>
          </chart:series>
          <chart:series chart:style-name="ch9" chart:values-cell-range-address="'PS3-2_gpu_'.M3:'PS3-2_gpu_'.M33" chart:label-cell-address="'PS3-2_gpu_'.M2:'PS3-2_gpu_'.M2" chart:class="chart:line">
            <chart:data-point chart:repeated="10"/>
          </chart:series>
          <chart:series chart:style-name="ch10" chart:values-cell-range-address="'PS3-2_gpu_'.N3:'PS3-2_gpu_'.N33" chart:label-cell-address="'PS3-2_gpu_'.N2:'PS3-2_gpu_'.N2" chart:class="chart:line">
            <chart:data-point chart:repeated="10"/>
          </chart:series>
          <chart:series chart:style-name="ch11" chart:values-cell-range-address="'PS3-2_gpu_'.O3:'PS3-2_gpu_'.O33" chart:label-cell-address="'PS3-2_gpu_'.O2:'PS3-2_gpu_'.O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x write</text:p>
                <draw:g>
                  <svg:desc>'PS3-2_gpu_'.J2:'PS3-2_gpu_'.J2</svg:desc>
                </draw:g>
              </table:table-cell>
              <table:table-cell office:value-type="string">
                <text:p>100x read</text:p>
                <draw:g>
                  <svg:desc>'PS3-2_gpu_'.K2:'PS3-2_gpu_'.K2</svg:desc>
                </draw:g>
              </table:table-cell>
              <table:table-cell office:value-type="string">
                <text:p>1000x write</text:p>
                <draw:g>
                  <svg:desc>'PS3-2_gpu_'.L2:'PS3-2_gpu_'.L2</svg:desc>
                </draw:g>
              </table:table-cell>
              <table:table-cell office:value-type="string">
                <text:p>1000x read</text:p>
                <draw:g>
                  <svg:desc>'PS3-2_gpu_'.M2:'PS3-2_gpu_'.M2</svg:desc>
                </draw:g>
              </table:table-cell>
              <table:table-cell office:value-type="string">
                <text:p>10000x write</text:p>
                <draw:g>
                  <svg:desc>'PS3-2_gpu_'.N2:'PS3-2_gpu_'.N2</svg:desc>
                </draw:g>
              </table:table-cell>
              <table:table-cell office:value-type="string">
                <text:p>10000x read</text:p>
                <draw:g>
                  <svg:desc>'PS3-2_gpu_'.O2:'PS3-2_gpu_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gpu_'.A3:'PS3-2_gpu_'.A33</svg:desc>
                </draw:g>
              </table:table-cell>
              <table:table-cell office:value-type="float" office:value="0.001024">
                <text:p>0.001024</text:p>
                <draw:g>
                  <svg:desc>'PS3-2_gpu_'.J3:'PS3-2_gpu_'.J33</svg:desc>
                </draw:g>
              </table:table-cell>
              <table:table-cell office:value-type="float" office:value="0.00112">
                <text:p>0.00112</text:p>
                <draw:g>
                  <svg:desc>'PS3-2_gpu_'.K3:'PS3-2_gpu_'.K33</svg:desc>
                </draw:g>
              </table:table-cell>
              <table:table-cell office:value-type="float" office:value="0">
                <text:p>0</text:p>
                <draw:g>
                  <svg:desc>'PS3-2_gpu_'.L3:'PS3-2_gpu_'.L33</svg:desc>
                </draw:g>
              </table:table-cell>
              <table:table-cell office:value-type="float" office:value="0.00112">
                <text:p>0.00112</text:p>
                <draw:g>
                  <svg:desc>'PS3-2_gpu_'.M3:'PS3-2_gpu_'.M33</svg:desc>
                </draw:g>
              </table:table-cell>
              <table:table-cell office:value-type="float" office:value="0.001888">
                <text:p>0.001888</text:p>
                <draw:g>
                  <svg:desc>'PS3-2_gpu_'.N3:'PS3-2_gpu_'.N33</svg:desc>
                </draw:g>
              </table:table-cell>
              <table:table-cell office:value-type="float" office:value="0.000896">
                <text:p>0.000896</text:p>
                <draw:g>
                  <svg:desc>'PS3-2_gpu_'.O3:'PS3-2_gpu_'.O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01024">
                <text:p>0.001024</text:p>
              </table:table-cell>
              <table:table-cell office:value-type="float" office:value="0.001248">
                <text:p>0.001248</text:p>
              </table:table-cell>
              <table:table-cell office:value-type="float" office:value="0.001024">
                <text:p>0.001024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024">
                <text:p>0.001024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2048">
                <text:p>0.002048</text:p>
              </table:table-cell>
              <table:table-cell office:value-type="float" office:value="0.00096">
                <text:p>0.00096</text:p>
              </table:table-cell>
              <table:table-cell office:value-type="float" office:value="0.001888">
                <text:p>0.001888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632">
                <text:p>0.001632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1888">
                <text:p>0.001888</text:p>
              </table:table-cell>
              <table:table-cell office:value-type="float" office:value="0.00112">
                <text:p>0.00112</text:p>
              </table:table-cell>
              <table:table-cell office:value-type="float" office:value="0.002048">
                <text:p>0.002048</text:p>
              </table:table-cell>
              <table:table-cell office:value-type="float" office:value="0.001152">
                <text:p>0.001152</text:p>
              </table:table-cell>
              <table:table-cell office:value-type="float" office:value="0.002016">
                <text:p>0.002016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04096">
                <text:p>0.004096</text:p>
              </table:table-cell>
              <table:table-cell office:value-type="float" office:value="0.00304">
                <text:p>0.00304</text:p>
              </table:table-cell>
              <table:table-cell office:value-type="float" office:value="0.004096">
                <text:p>0.004096</text:p>
              </table:table-cell>
              <table:table-cell office:value-type="float" office:value="0.00304">
                <text:p>0.00304</text:p>
              </table:table-cell>
              <table:table-cell office:value-type="float" office:value="0.00512">
                <text:p>0.00512</text:p>
              </table:table-cell>
              <table:table-cell office:value-type="float" office:value="0.002944">
                <text:p>0.002944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18432">
                <text:p>0.018432</text:p>
              </table:table-cell>
              <table:table-cell office:value-type="float" office:value="0.010784">
                <text:p>0.010784</text:p>
              </table:table-cell>
              <table:table-cell office:value-type="float" office:value="0.018432">
                <text:p>0.018432</text:p>
              </table:table-cell>
              <table:table-cell office:value-type="float" office:value="0.010752">
                <text:p>0.010752</text:p>
              </table:table-cell>
              <table:table-cell office:value-type="float" office:value="0.018432">
                <text:p>0.018432</text:p>
              </table:table-cell>
              <table:table-cell office:value-type="float" office:value="0.010208">
                <text:p>0.010208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097888">
                <text:p>0.097888</text:p>
              </table:table-cell>
              <table:table-cell office:value-type="float" office:value="0.043104">
                <text:p>0.043104</text:p>
              </table:table-cell>
              <table:table-cell office:value-type="float" office:value="0.097888">
                <text:p>0.097888</text:p>
              </table:table-cell>
              <table:table-cell office:value-type="float" office:value="0.041056">
                <text:p>0.041056</text:p>
              </table:table-cell>
              <table:table-cell office:value-type="float" office:value="0.097056">
                <text:p>0.097056</text:p>
              </table:table-cell>
              <table:table-cell office:value-type="float" office:value="0.040832">
                <text:p>0.040832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381152">
                <text:p>0.381152</text:p>
              </table:table-cell>
              <table:table-cell office:value-type="float" office:value="0.161376">
                <text:p>0.161376</text:p>
              </table:table-cell>
              <table:table-cell office:value-type="float" office:value="0.380928">
                <text:p>0.380928</text:p>
              </table:table-cell>
              <table:table-cell office:value-type="float" office:value="0.161248">
                <text:p>0.161248</text:p>
              </table:table-cell>
              <table:table-cell office:value-type="float" office:value="0.381248">
                <text:p>0.381248</text:p>
              </table:table-cell>
              <table:table-cell office:value-type="float" office:value="0.170976">
                <text:p>0.170976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.23571">
                <text:p>2.23571</text:p>
              </table:table-cell>
              <table:table-cell office:value-type="float" office:value="1.01578">
                <text:p>1.01578</text:p>
              </table:table-cell>
              <table:table-cell office:value-type="float" office:value="2.19972">
                <text:p>2.19972</text:p>
              </table:table-cell>
              <table:table-cell office:value-type="float" office:value="1.02131">
                <text:p>1.02131</text:p>
              </table:table-cell>
              <table:table-cell office:value-type="float" office:value="2.20451">
                <text:p>2.20451</text:p>
              </table:table-cell>
              <table:table-cell office:value-type="float" office:value="1.03926">
                <text:p>1.03926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9.79386">
                <text:p>9.79386</text:p>
              </table:table-cell>
              <table:table-cell office:value-type="float" office:value="5.15734">
                <text:p>5.15734</text:p>
              </table:table-cell>
              <table:table-cell office:value-type="float" office:value="9.92416">
                <text:p>9.92416</text:p>
              </table:table-cell>
              <table:table-cell office:value-type="float" office:value="4.82902">
                <text:p>4.82902</text:p>
              </table:table-cell>
              <table:table-cell office:value-type="float" office:value="9.50803">
                <text:p>9.50803</text:p>
              </table:table-cell>
              <table:table-cell office:value-type="float" office:value="4.79814">
                <text:p>4.798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